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ubtitle">
      <style:paragraph-properties fo:line-height="150%" fo:text-align="start" style:justify-single-word="false"/>
      <style:text-properties style:font-name="Georgia" officeooo:rsid="000abf32" officeooo:paragraph-rsid="000abf32" style:font-name-asian="Comic Sans MS"/>
    </style:style>
    <style:style style:name="P2" style:family="paragraph" style:parent-style-name="Title">
      <style:paragraph-properties fo:line-height="150%" fo:text-align="start" style:justify-single-word="false"/>
      <style:text-properties style:font-name="Georgia" officeooo:rsid="000abf32" officeooo:paragraph-rsid="000abf32" style:font-name-asian="Comic Sans MS"/>
    </style:style>
    <style:style style:name="P3" style:family="paragraph" style:parent-style-name="Text_20_body">
      <style:paragraph-properties fo:line-height="150%"/>
      <style:text-properties fo:font-variant="normal" fo:text-transform="none" fo:color="#000000" loext:opacity="100%" style:font-name="Georgia" fo:font-size="10.5pt" fo:letter-spacing="normal" fo:font-style="normal" fo:font-weight="normal" officeooo:rsid="000abf32" officeooo:paragraph-rsid="000abf32" style:font-name-asian="Comic Sans MS"/>
    </style:style>
    <style:style style:name="P4" style:family="paragraph" style:parent-style-name="Text_20_body">
      <style:paragraph-properties fo:line-height="150%" fo:text-align="start" style:justify-single-word="false"/>
      <style:text-properties style:font-name="Georgia" officeooo:rsid="00073f4c" officeooo:paragraph-rsid="00073f4c" style:font-name-asian="Comic Sans MS"/>
    </style:style>
    <style:style style:name="P5" style:family="paragraph" style:parent-style-name="Text_20_body">
      <style:paragraph-properties fo:line-height="150%"/>
      <style:text-properties style:font-name="Georgia" officeooo:paragraph-rsid="00073f4c" style:font-name-asian="Comic Sans MS"/>
    </style:style>
    <style:style style:name="P6" style:family="paragraph" style:parent-style-name="Text_20_body">
      <style:paragraph-properties fo:line-height="150%"/>
      <style:text-properties style:font-name="Georgia" officeooo:rsid="000abf32" officeooo:paragraph-rsid="000abf32" style:font-name-asian="Comic Sans MS"/>
    </style:style>
    <style:style style:name="P7" style:family="paragraph" style:parent-style-name="Heading_20_1">
      <style:paragraph-properties fo:line-height="150%"/>
      <style:text-properties fo:font-variant="normal" fo:text-transform="none" fo:color="#000000" loext:opacity="100%" style:font-name="Georgia" fo:font-size="10.5pt" fo:letter-spacing="normal" fo:font-style="normal" fo:font-weight="normal" officeooo:rsid="00073f4c" officeooo:paragraph-rsid="00073f4c" style:font-name-asian="Comic Sans MS"/>
    </style:style>
    <style:style style:name="P8" style:family="paragraph" style:parent-style-name="Heading_20_1">
      <style:paragraph-properties fo:line-height="150%"/>
      <style:text-properties fo:font-variant="normal" fo:text-transform="none" fo:color="#000000" loext:opacity="100%" style:font-name="Georgia" fo:font-size="10.5pt" fo:letter-spacing="normal" fo:font-style="normal" fo:font-weight="normal" officeooo:rsid="000abf32" officeooo:paragraph-rsid="000abf32" style:font-name-asian="Comic Sans MS"/>
    </style:style>
    <style:style style:name="P9" style:family="paragraph" style:parent-style-name="Heading_20_1">
      <style:paragraph-properties fo:line-height="150%"/>
      <style:text-properties style:font-name="Georgia" officeooo:rsid="000abf32" officeooo:paragraph-rsid="000abf32" style:font-name-asian="Comic Sans MS"/>
    </style:style>
    <style:style style:name="P10" style:family="paragraph" style:parent-style-name="Heading_20_1">
      <style:paragraph-properties fo:line-height="150%"/>
      <style:text-properties style:font-name="Georgia"/>
    </style:style>
    <style:style style:name="T1" style:family="text">
      <style:text-properties fo:font-variant="normal" fo:text-transform="none" fo:color="#000000" loext:opacity="100%" fo:font-size="10.5pt" fo:letter-spacing="normal" fo:font-style="normal" fo:font-weight="normal"/>
    </style:style>
    <style:style style:name="T2" style:family="text">
      <style:text-properties fo:font-variant="normal" fo:text-transform="none" fo:color="#000000" loext:opacity="100%" fo:font-size="10.5pt" fo:letter-spacing="normal" fo:font-style="normal" fo:font-weight="normal" officeooo:rsid="00073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til the Lily Blooms I</text:p>
      <text:p text:style-name="P1">2023 Rewriting + author notes</text:p>
      <text:p text:style-name="P4"/>
      <text:h text:style-name="P9" text:outline-level="1">DATE / YEAR</text:h>
      <text:p text:style-name="P5"/>
      <text:h text:style-name="P7" text:outline-level="1">DESCRIPTION: </text:h>
      <text:h text:style-name="P8" text:outline-level="1">Prologue Sep 2</text:h>
      <text:p text:style-name="P3">01 Sep 4</text:p>
      <text:p text:style-name="P3">02 Sep 5</text:p>
      <text:p text:style-name="P3">03 Sep 6</text:p>
      <text:p text:style-name="P3">04 Sep 8</text:p>
      <text:p text:style-name="P3">05 Sep 8</text:p>
      <text:p text:style-name="P3">06 Sep 8</text:p>
      <text:p text:style-name="P3">07 Sep 9</text:p>
      <text:p text:style-name="P3">08 Sep 9</text:p>
      <text:p text:style-name="P3">09 Sep 9 </text:p>
      <text:p text:style-name="P3">10 Sep 11</text:p>
      <text:p text:style-name="P3">11 Sep 12</text:p>
      <text:p text:style-name="P3">Interlude Sep 13</text:p>
      <text:p text:style-name="P5"><text:span text:style-name="T2"/></text:p>
      <text:h text:style-name="P10" text:outline-level="1">Synopsis</text:h>
      <text:p text:style-name="P6"><text:span text:style-name="T1"/></text:p>
      <text:p text:style-name="P6"><text:span text:style-name="T1">Lunætta, a world in which all races can coexist in harmony and where magic makes everything possible. In a famous town of this huge and magnificent world, there's a little drugstore owned by Seleni. </text:span></text:p>
      <text:p text:style-name="P6"><text:span text:style-name="T1"/></text:p>
      <text:p text:style-name="P3"><text:soft-page-break/>Seleni is a cheerful Satyress who has met countless people and experienced many generations. She assumes herself to be immortal, having lived abnormally longer than the average Satyr. After years of confusion, looking for what could be the reason for her immortality, she gave up and decided that she was fine. If she dies tomorrow? It's ok. If she never dies? It's ok too, but kind of scary.</text:p>
      <text:p text:style-name="P6"><text:span text:style-name="T1"/></text:p>
      <text:p text:style-name="P3">Having lived all this time hidden from the truth, what will she do when she finally discovers the truth?</text:p>
      <text:p text:style-name="P6"><text:span text:style-name="T1"/></text:p>
      <text:p text:style-name="P6"><text:span text:style-name="T1"/></text:p>
      <text:p text:style-name="P3">[Hello! It's the writer here! If you decide to give my story a chance, I would like to state a few things first:</text:p>
      <text:p text:style-name="P3">– English is not my native language so I would like to apologize for any unusual sentence structures or just bad grammar in general!</text:p>
      <text:p text:style-name="P3">– This is an original story of mine but it was heavily based on the world of dnd mixed with my experience playing rpgs plus my own additions and changes I did as I saw fit throughout the writing of this piece! A big mosaic in other words! You should not take what I write as truth. (Don't worry if you're not familiar with it! It's reader friendly!)</text:p>
      <text:p text:style-name="P3">– I'm an amateur writer and wrote this as a way to show y'all a glimpse of my mind and my love for my characters! </text:p>
      <text:p text:style-name="P3">– Hope you enjoy this story as much as I did writing it!</text:p>
      <text:p text:style-name="P6"><text:span text:style-name="T1"/></text:p>
      <text:p text:style-name="P6"><text:span text:style-name="T1"/></text:p>
      <text:p text:style-name="P3">Disclaimer! </text:p>
      <text:p text:style-name="P6"><text:span text:style-name="T1"/></text:p>
      <text:p text:style-name="P3">This is the first time I'm ever posting a story of mine so I would like to ask you, a fellow reader, to be kind to me ;u; I'm willing to accept suggestions and tips so I can improve as a writer! </text:p>
      <text:p text:style-name="P6"><text:span text:style-name="T1"/></text:p>
      <text:p text:style-name="P6"><text:span text:style-name="T1">My story includes mature content (profanity, explicit scenes etc) as the tag indicates, therefore not suited for children!</text:span></text:p>
      <text:p text:style-name="P6"><text:span text:style-name="T1"/></text:p>
      <text:p text:style-name="P3">Next is the synopsis for those who haven't read it yet! Plus a picture of the protagonist drawn by me! (+)</text:p>
      <text:p text:style-name="P6"><text:span text:style-name="T1"/></text:p>
      <text:p text:style-name="P3">Lastly, I hope y'all can feel the love I poured in this story through my words! </text:p>
      <text:p text:style-name="P6"><text:span text:style-name="T1"/></text:p>
      <text:p text:style-name="P6"><text:span text:style-name="T1"/></text:p>
      <text:p text:style-name="P6"><text:span text:style-name="T1"/></text:p>
      <text:h text:style-name="P10" text:outline-level="1"><text:soft-page-break/>00. Prologue </text:h>
      <text:p text:style-name="P6"><text:span text:style-name="T1"/></text:p>
      <text:p text:style-name="P3">Birds chirping…</text:p>
      <text:p text:style-name="P6"><text:span text:style-name="T1"/></text:p>
      <text:p text:style-name="P3">Flowers rustling in the wind…</text:p>
      <text:p text:style-name="P6"><text:span text:style-name="T1"/></text:p>
      <text:p text:style-name="P3">A cold breeze…</text:p>
      <text:p text:style-name="P6"><text:span text:style-name="T1"/></text:p>
      <text:p text:style-name="P3">I can feel and hear it all but I can't seem to open my eyes. My body won't move an inch. It's dark and this feeling of imprisonment terrifies me.</text:p>
      <text:p text:style-name="P6"><text:span text:style-name="T1"/></text:p>
      <text:p text:style-name="P3">Time goes by and the same sounds keep on recurring.</text:p>
      <text:p text:style-name="P6"><text:span text:style-name="T1"/></text:p>
      <text:p text:style-name="P3">Nothing different seems to happen at all.</text:p>
      <text:p text:style-name="P6"><text:span text:style-name="T1"/></text:p>
      <text:p text:style-name="P6"><text:span text:style-name="T1">It's a calm place. Relaxing. Peaceful. I'm supposed to feel the same as how this place portrays itself to be, and I don't get why instead, I feel scared and anxious. Praying for a change. Praying for a storm to come and destroy everything.</text:span></text:p>
      <text:p text:style-name="P6"><text:span text:style-name="T1"/></text:p>
      <text:p text:style-name="P3">I sink in wait.</text:p>
      <text:p text:style-name="P6"><text:span text:style-name="T1"/></text:p>
      <text:p text:style-name="P3">Then the rustling of the flowers gets closer. In a second, they become so loud I wish I could muffle my ears but I squirm in vain. Where's the calmness? I feel no breeze. I hear no birds. It's the storm I prayed for, but not the way I envisioned it to be.</text:p>
      <text:p text:style-name="P6"><text:span text:style-name="T1"/></text:p>
      <text:p text:style-name="P3">Their petals start rubbing against my skin, some kind of ropes wrap themselves around my whole body, getting tighter and tighter. A hole in the dirt opens and I'm pulled inside abruptly. </text:p>
      <text:p text:style-name="P6"><text:span text:style-name="T1"/></text:p>
      <text:p text:style-name="P3">It's suffocating. The strong perfume of the flowers mixed with the humid dirt made me nauseated.</text:p>
      <text:p text:style-name="P6"><text:span text:style-name="T1"/></text:p>
      <text:p text:style-name="P3">Vines keep harassing me and brushing against my skin, leaving rashes where they touched.</text:p>
      <text:p text:style-name="P6"><text:span text:style-name="T1"/></text:p>
      <text:p text:style-name="P3"><text:soft-page-break/>Hot steam splashed against my face.</text:p>
      <text:p text:style-name="P6"><text:span text:style-name="T1"/></text:p>
      <text:p text:style-name="P3">Drips of something fall on me, burning everywhere it touches. </text:p>
      <text:p text:style-name="P6"><text:span text:style-name="T1"/></text:p>
      <text:p text:style-name="P3">I can't think. It's too painful.</text:p>
      <text:p text:style-name="P6"><text:span text:style-name="T1"/></text:p>
      <text:p text:style-name="P3">Everything is terrifying. Nothing I do seems to work. I try to struggle, I try to kick, I try to scream, I try to cry. Nothing works.</text:p>
      <text:p text:style-name="P6"><text:span text:style-name="T1"/></text:p>
      <text:p text:style-name="P6"><text:span text:style-name="T1">Little by little, I'm surrounded by this scalding liquid. It hurts and it tears my skin apart. I can't even breathe anymore, drowning in melted metal. </text:span></text:p>
      <text:p text:style-name="P6"><text:span text:style-name="T1"/></text:p>
      <text:p text:style-name="P3">In this torture, the flowers are dancing and singing to the sounds of my despair. They're yelling in my ears. Their rustling won't stop. I gasp for air and choke in their blood. </text:p>
      <text:p text:style-name="P6"><text:span text:style-name="T1"/></text:p>
      <text:p text:style-name="P3">…</text:p>
      <text:p text:style-name="P6"><text:span text:style-name="T1"/></text:p>
      <text:p text:style-name="P3">My eyes pop open. I see my ceiling. These are my bed sheets. I'm ok.</text:p>
      <text:p text:style-name="P6"><text:span text:style-name="T1"/></text:p>
      <text:p text:style-name="P3">"...It's just tonight..." I grumble in pain, massaging the side of my head.</text:p>
      <text:p text:style-name="P6"><text:span text:style-name="T1"/></text:p>
      <text:p text:style-name="P3">These headaches are killing me. </text:p>
      <text:p text:style-name="P6"><text:span text:style-name="T1"/></text:p>
      <text:p text:style-name="P3">I got out of bed to pee and wash my face. Dropping my PJs on the bathroom floor, with a damp towel, I cleaned the sweat off my neck and chest. </text:p>
      <text:p text:style-name="P6"><text:span text:style-name="T1"/></text:p>
      <text:p text:style-name="P3">The mirror reflected my exhausted figure. The pale skin, looking almost lifeless; deep eyebags that screamed for help, a thin waist that lacked nutrients. I had no appetite at all and heaviness was taking over my body. For this whole month, I could barely sleep three hours straight. Every day I woke up in the middle of the night with stinging headaches affecting me. Without medicine, there was no way I could go back to sleep. </text:p>
      <text:p text:style-name="P6"><text:span text:style-name="T1"/></text:p>
      <text:p text:style-name="P3"><text:soft-page-break/>This happens once every 100 years and it's always in the month of July. For some reason, after the month is over, the effects of the sleep deprivation I go through all disappear as if they never happened. This means that I also end up forgetting about the nights I spent awake. With time, I decided to record what I went through in journals to see if it could be useful in the future. I went to doctors and none knew the reason why, according to them, my body is healthy and there is nothing wrong going on with it. They all found their way of subtly telling me I needed to be put in a psych ward. I understand them though, like what is this crazy woman coming here saying she can't sleep when her body is totally normal and healthy?</text:p>
      <text:p text:style-name="P6"><text:span text:style-name="T1"/></text:p>
      <text:p text:style-name="P3">I came into the conclusion that what causes me to wake up are nightmares. Whenever my eyes open, it's always so sudden and my body is all sweaty, plus the terrible headaches. Sometimes, I even wake up trembling in fear and I can't seem to know the reason why. And that is the big problem. I never remember anything about them.</text:p>
      <text:p text:style-name="P6"><text:span text:style-name="T1"/></text:p>
      <text:p text:style-name="P3">Gulping down a sleeping pill from the drawer, I take another sip of a homemade syrup to relieve my headaches and go back to bed. I curl up under the covers, hoping the night turns out a bit more bearable. </text:p>
      <text:p text:style-name="P6"><text:span text:style-name="T1"/></text:p>
      <text:p text:style-name="P3">This syrup has been a blessing these last weeks. I must thank Camellia for asking her mother to make this for me. She's such a cute child.</text:p>
      <text:p text:style-name="P6"><text:span text:style-name="T1"/></text:p>
      <text:p text:style-name="P3">There's still 3 hours left till my morning alarm goes off. Let's see how much sleep I can get.</text:p>
      <text:p text:style-name="P6"><text:span text:style-name="T1"/></text:p>
      <text:h text:style-name="P10" text:outline-level="1">01. Who am I?</text:h>
      <text:p text:style-name="P6"><text:span text:style-name="T1"/></text:p>
      <text:p text:style-name="P3">Who am I? That's a great question and I would love to answer! I'm an awesome pharmacist whose store uniform (designed by me!) just got delivered this morning! Right now, I'm stocking the product shelves while wearing my new uniform! (designed by me!)</text:p>
      <text:p text:style-name="P6"><text:span text:style-name="T1"/></text:p>
      <text:p text:style-name="P3">The sound of the doorbell echoes in the store. I rushed to the cashier to welcome today's first customer.</text:p>
      <text:p text:style-name="P6"><text:span text:style-name="T1"/></text:p>
      <text:p text:style-name="P3">"Welcome!!! Oh! Good morning Ms. Smoothbread! What brings you here so early?"</text:p>
      <text:p text:style-name="P6"><text:span text:style-name="T1"/></text:p>
      <text:p text:style-name="P3">"I remember telling you to stop with Ms. Smoothbread, Seleni. You should just call me Camellia like old times. And good morning." </text:p>
      <text:p text:style-name="P6"><text:span text:style-name="T1"/></text:p>
      <text:p text:style-name="P6"><text:soft-page-break/><text:span text:style-name="T1">"I know, I know! But you're an elder, it feels disrespectful for some reason!" </text:span></text:p>
      <text:p text:style-name="P6"><text:span text:style-name="T1"/></text:p>
      <text:p text:style-name="P3">"Elder or not, you're thousands of years older than me. I should be the one calling you Ms."</text:p>
      <text:p text:style-name="P6"><text:span text:style-name="T1"/></text:p>
      <text:p text:style-name="P3">"Please don't do that! We're not strangers."</text:p>
      <text:p text:style-name="P6"><text:span text:style-name="T1"/></text:p>
      <text:p text:style-name="P3">"Well, you see, I feel the same way!"</text:p>
      <text:p text:style-name="P6"><text:span text:style-name="T1"/></text:p>
      <text:p text:style-name="P3">We exchange a few laughs and do some small talk. I was super happy that she complimented my uniform but didn't even give me a chance to say that I designed it! It was after a brief moment of silence: You're looking like you want me to say something. Nonsense! Is that your new uniform? Yes! It's beautiful, it looks great on you! Thank you! Silence. You want me to say something else. Nonsense! I think… you wanted me to ask you who designed it because you're the one who did it? Correct, but now you spoiled the fun of it! Guess I know you too well. She laughed and changed the subject. Then there was some more talking, she left some empanadas wrapped in foil for me and said goodbye. </text:p>
      <text:p text:style-name="P6"><text:span text:style-name="T1"/></text:p>
      <text:p text:style-name="P3">Camellia Smoothbread is a sweet elderly halfling*. Half my height, very strong and a talented baker. I watched her being born and was often at her house for dinner. Growing up, she used to hide in my store from relatives who kept nagging her to marry. </text:p>
      <text:p text:style-name="P6"><text:span text:style-name="T1"/></text:p>
      <text:p text:style-name="P3">The Smoothbreads, a family of halflings, own a bakery down the street which already existed when I moved in here. I was broke and had just been kicked out of where I was staying. Let's say life wasn't being so nice to me. I had been selling my herbal medicine at a home whose roof I shared with some humans who weren't enjoying the constant visiting of people coming to buy my products. I understand that privacy is very important, but it's still sad that they kicked me out even though I was paying most of the rent. <text:s/></text:p>
      <text:p text:style-name="P6"><text:span text:style-name="T1"/></text:p>
      <text:p text:style-name="P6"><text:span text:style-name="T1">Anyways, the story I'm about to tell you happened about 300 years ago. It was a rainy and dark night, a cloudy sky which wouldn't let the moon say hi to us down here. I was lying on the ground in a back alley somewhere, hopeless and with a growling stomach. I hadn't had wine in a while and weakness was overtaking my body. As a Satyr*, we need alcohol (preferably wine!) to function. Alcohol is to us the same way water is to most species. </text:span></text:p>
      <text:p text:style-name="P6"><text:span text:style-name="T1"/></text:p>
      <text:p text:style-name="P3">Slowly closing my eyes, praying for some god to take me away, Camellia's grandfather, who was a little boy at the time, found me and brought me to the bakery. There, they fed me some pastries and booze, gave me a warm bath and a place to sleep. They practically resurrected me.</text:p>
      <text:p text:style-name="P6"><text:span text:style-name="T1"/></text:p>
      <text:p text:style-name="P3"><text:soft-page-break/>Because I was indebted to them, I started working at their bakery and made sure to help whenever needed. To be honest, I felt like they were my family. They always made sure I had food on my plate and a roof over my head. Whenever I was sick, they took care of me despite me being able to heal myself on my own.</text:p>
      <text:p text:style-name="P6"><text:span text:style-name="T1"/></text:p>
      <text:p text:style-name="P3">Obviously, I couldn't keep imposing on them forever. Besides working at the bakery, I found some side hustles like hunting for bounties to save more money. Eventually, I found a place to stay in a nearby village and finally fulfilled my dream of opening my own drugstore. The Sheep Pharm. </text:p>
      <text:p text:style-name="P6"><text:span text:style-name="T1"/></text:p>
      <text:p text:style-name="P3">Ever since then, I've been very close to their family and we've always been helping each other out. </text:p>
      <text:p text:style-name="P6"><text:span text:style-name="T1"/></text:p>
      <text:p text:style-name="P3">We work at a famous commercial area where every day the streets are crowded with merchants and people from all over the entire Lunætta (our world!). It's situated in a popular trade route which connects two oceans being the reason why it's so swarmed with people daily. For us vendors and merchants, our day starts early in the morning and lasts till the sun has set. </text:p>
      <text:p text:style-name="P6"><text:span text:style-name="T1"/></text:p>
      <text:p text:style-name="P3">Although it should be a technological area considering the profit we make around here, the streets are still paved with bricks and cars are prohibited. To preserve our streets' traditional atmosphere and look, the elders and leaders refuse to let outsiders make changes here and we're only allowed to adapt our stores' interior to accommodate the younger generation. For example, my drugstore is painted with earthy tones outside and decorated with bricks, wood and plants, but customers can pay for the products with credit or debit cards, even with phones!</text:p>
      <text:p text:style-name="P6"><text:span text:style-name="T1"/></text:p>
      <text:p text:style-name="P6"><text:span text:style-name="T1">Speaking of me, I'm a well known vendor in this area, having lived here for way too long and being alive for even longer. Besides medicine and stuff, people seek me for a special reason — like most Satyrs, I can speak with animals, but I do have a rare ability which is a healing chant. People call it a "miracle lullaby". Every Monday I close my store to attend to people who await to be healed by my singing. My chant can't heal everything, but it can bring relief to painful diseases and a cure for many illnesses. What I see the most is people who don't know what's going on with their pets and are panicking. The majority of times it will be a fever or a common cold. This healing spell however, takes a lot of my mana so at the end of the day I'm too beat to wake up at 5. The result: my weekend is Tuesdays and Wednesdays.</text:span></text:p>
      <text:p text:style-name="P3"><text:s text:c="2"/></text:p>
      <text:p text:style-name="P3">That should probably be enough info about me… But here's another thing! It's the last I promise and the most interesting fact about myself!</text:p>
      <text:p text:style-name="P6"><text:span text:style-name="T1"/></text:p>
      <text:p text:style-name="P3">A satyr's average lifespan is about 500 years. </text:p>
      <text:p text:style-name="P6"><text:span text:style-name="T1"/></text:p>
      <text:p text:style-name="P3">I'm 3998 years old.</text:p>
      <text:p text:style-name="P6"><text:soft-page-break/><text:span text:style-name="T1"/></text:p>
      <text:p text:style-name="P3">Now I can joke about my age and laugh, but the process of accepting it was filled with too many awful feelings: confusion, self-hatred, loneliness, anguish…</text:p>
      <text:p text:style-name="P6"><text:span text:style-name="T1"/></text:p>
      <text:p text:style-name="P3">"Um, excuse me, Ms. Sheep.?" </text:p>
      <text:p text:style-name="P6"><text:span text:style-name="T1"/></text:p>
      <text:p text:style-name="P6"><text:span text:style-name="T1"/></text:p>
      <text:p text:style-name="P6"><text:span text:style-name="T1"/></text:p>
      <text:p text:style-name="P3">…</text:p>
      <text:p text:style-name="P6"><text:span text:style-name="T1"/></text:p>
      <text:p text:style-name="P3">*Halfling: small humans with pointy ears. Similar to Hobbits?</text:p>
      <text:p text:style-name="P6"><text:span text:style-name="T1"/></text:p>
      <text:p text:style-name="P3">*Satyr: a humanoid creature, half man, half beast with goat-like legs. </text:p>
      <text:p text:style-name="P6"><text:span text:style-name="T1"/></text:p>
      <text:p text:style-name="P6"><text:span text:style-name="T1"/></text:p>
      <text:p text:style-name="P6"><text:span text:style-name="T1"/></text:p>
      <text:h text:style-name="P10" text:outline-level="1">02. Who are you?</text:h>
      <text:p text:style-name="P6"><text:span text:style-name="T1"/></text:p>
      <text:p text:style-name="P3">"Oh, welcome! My bad, guess I'm a lil tired!" I chuckled and started scanning the products the customer handed me. How long did I space out? </text:p>
      <text:p text:style-name="P6"><text:span text:style-name="T1"/></text:p>
      <text:p text:style-name="P3">The man in front of me looked just my type. A human with dark umber skin, charming green eyes and rose gold hair clipped up with a claw. He was wearing the typical traveller clothing: big scarves, big cloak, boots and pants with many pockets. Plus, snake bite piercings and a ton of golden jewelry.</text:p>
      <text:p text:style-name="P3"><text:s/></text:p>
      <text:p text:style-name="P3">"...Dear Goat, why are they buying so many brands of the same type of medicine?"</text:p>
      <text:p text:style-name="P6"><text:span text:style-name="T1"/></text:p>
      <text:p text:style-name="P3">Will you need a plastic bag? </text:p>
      <text:p text:style-name="P6"><text:span text:style-name="T1"/></text:p>
      <text:p text:style-name="P3">…Shiiiiit.</text:p>
      <text:p text:style-name="P6"><text:soft-page-break/><text:span text:style-name="T1"/></text:p>
      <text:p text:style-name="P3">"Sorry, I tried to ask you for help earlier but you looked lost in thought so I decided to just buy everything… a bad decision I guess?" The man showed me an awkward smile while waiting for my response. This must have been his way of subtly telling me that my customer service sucks. </text:p>
      <text:p text:style-name="P6"><text:span text:style-name="T1"/></text:p>
      <text:p text:style-name="P3">"I'm so sorry, sir! Let me see… you need a painkiller, but you can't possibly take all of these, that would be suicide. Would it be ok for you to tell me what it will be for? That way I can help you choose the best one." I put on an apologetic smile and cancelled the order on the register, putting the painkillers back in his basket case.</text:p>
      <text:p text:style-name="P6"><text:span text:style-name="T1"/></text:p>
      <text:p text:style-name="P6"><text:span text:style-name="T1">"...Honestly, I have no idea. The painkillers… aren't for me," he spoke hesitantly, unsure if he should be really telling me why he wanted the painkillers, "they're for my camel."</text:span></text:p>
      <text:p text:style-name="P6"><text:span text:style-name="T1"/></text:p>
      <text:p text:style-name="P3">His what? </text:p>
      <text:p text:style-name="P6"><text:span text:style-name="T1"/></text:p>
      <text:p text:style-name="P3">"Pardon me sir, but all of these could be highly toxic for your camel… Could I maybe take a look at it? See if I can help?"</text:p>
      <text:p text:style-name="P6"><text:span text:style-name="T1"/></text:p>
      <text:p text:style-name="P3">"Would it be ok? There's a sign that you only do consultations on Mondays and you're in the middle of work too." He looked at me with hope, but still with a hint of uncertainty in his tone.</text:p>
      <text:p text:style-name="P6"><text:span text:style-name="T1"/></text:p>
      <text:p text:style-name="P3">"It's fine! It's fine!" With a hand motion, I shruged off his worries. "I can just put on the 'closed' sign. Is your camel outside?" </text:p>
      <text:p text:style-name="P6"><text:span text:style-name="T1"/></text:p>
      <text:p text:style-name="P3">"No, but it's nearby. I left it under a tree somewhere."</text:p>
      <text:p text:style-name="P6"><text:span text:style-name="T1"/></text:p>
      <text:p text:style-name="P3">I'm deeply worried for the future of this camel. I wouldn't be able to sleep tonight if I left the poor animal in this man's hands. Why painkillers? What's going on? </text:p>
      <text:p text:style-name="P6"><text:span text:style-name="T1"/></text:p>
      <text:p text:style-name="P3">"I'm sorry, I really have no idea what to do. It's actually the first time this is happening and I've never experienced a similar situation before." He seemed truly desperate speaking, bringing his palm to his forehead. At least I can be relieved he's not actually trying to kill his mount. </text:p>
      <text:p text:style-name="P6"><text:span text:style-name="T1"/></text:p>
      <text:p text:style-name="P3"><text:soft-page-break/>The camel was tied to a tree and resting under its shade. I crouched near it and I flinched away the moment my fingers touched its fur. </text:p>
      <text:p text:style-name="P6"><text:span text:style-name="T1"/></text:p>
      <text:p text:style-name="P3">It's burning! That's a horrible fever here. Did he not notice? No, he did notice, that's why he was buying painkillers. But is it even in pain somewhere?</text:p>
      <text:p text:style-name="P6"><text:span text:style-name="T1"/></text:p>
      <text:p text:style-name="P3">Looking closely at the creature, there were signs of lack of sleep and stress. </text:p>
      <text:p text:style-name="P6"><text:span text:style-name="T1"/></text:p>
      <text:p text:style-name="P3">Strange, it hasn't spoken a word yet even though it's breathing so heavily. </text:p>
      <text:p text:style-name="P6"><text:span text:style-name="T1"/></text:p>
      <text:p text:style-name="P3">Hello? </text:p>
      <text:p text:style-name="P6"><text:span text:style-name="T1"/></text:p>
      <text:p text:style-name="P3">No answer. It's awake so why is it ignoring me? </text:p>
      <text:p text:style-name="P6"><text:span text:style-name="T1"/></text:p>
      <text:p text:style-name="P3">I take a deeper look at its eyes.</text:p>
      <text:p text:style-name="P6"><text:span text:style-name="T1"/></text:p>
      <text:p text:style-name="P3">Holy shit, they're empty! Where's this poor thing's soul? </text:p>
      <text:p text:style-name="P6"><text:span text:style-name="T1"/></text:p>
      <text:p text:style-name="P3">Oh… It's possessed. No. Not possessed, more like, it's just an empty body being used by something… some kind of… demon? </text:p>
      <text:p text:style-name="P6"><text:span text:style-name="T1"/></text:p>
      <text:p text:style-name="P3">"This…is not a camel anymore… You're aware of that, right?" I turn around to look at him, who was crouched by my side. </text:p>
      <text:p text:style-name="P6"><text:span text:style-name="T1"/></text:p>
      <text:p text:style-name="P3">Whoa, our faces are kinda close, aren't they?!</text:p>
      <text:p text:style-name="P6"><text:span text:style-name="T1"/></text:p>
      <text:p text:style-name="P3">"It's my familiar." He answered, averting his gaze from me.</text:p>
      <text:p text:style-name="P6"><text:span text:style-name="T1"/></text:p>
      <text:p text:style-name="P3">Now I get why he's so hesitant this whole time. People with familiars aren't well looked by society, usually, their familiars tend to be little demons they managed to control or have a deal with. Demons are often evil and I wonder if they're misunderstood sometimes… Even so, I won't deny that I'm also afraid of their power and intentions. </text:p>
      <text:p text:style-name="P6"><text:span text:style-name="T1"/></text:p>
      <text:p text:style-name="P3"><text:soft-page-break/>"Oh, you're some kind of magician, I see! Well, that explains why I can't hear its voice! Since it's not actually an animal, I can't talk with it to have a better understanding of what they're feeling, it's hard to tell exactly, but I think it might be exhaustion. Did it tell you that it's tired?" </text:p>
      <text:p text:style-name="P6"><text:span text:style-name="T1"/></text:p>
      <text:p text:style-name="P3">He denied and told me that the spirit was fine and rested.</text:p>
      <text:p text:style-name="P6"><text:span text:style-name="T1"/></text:p>
      <text:p text:style-name="P3">"I understand… You see, the thing with familiars that possess other living beings' corpses is that, despite not needing sleep, the body it's using still has physical limitations. That's why even if your familiar is healthy, its body may not. So! What I mean by of all that is that your camel needs rest, ok? Make sure it eats and drink lotsa water too!" I stand up in a jump. "I don't know if you're just passing by here, but I suggest you to look for a place to stay so your familiar can sleep. It's a camel so at least 6 hours of rest!" </text:p>
      <text:p text:style-name="P6"><text:span text:style-name="T1"/></text:p>
      <text:p text:style-name="P3">"...Are you really just a store clerk?" He asks in disbelief, both eyebrows raised. </text:p>
      <text:p text:style-name="P6"><text:span text:style-name="T1"/></text:p>
      <text:p text:style-name="P3">Did I talk too much?</text:p>
      <text:p text:style-name="P6"><text:span text:style-name="T1"/></text:p>
      <text:p text:style-name="P3">"I'm a pharmacist and practically a doctor!" Maybe he knows this already. </text:p>
      <text:p text:style-name="P6"><text:span text:style-name="T1"/></text:p>
      <text:p text:style-name="P3">"No, but you appear to know a lot about familiars and stuff..." He didn't ask a question, but by his tone he wants me to give him an explanation.</text:p>
      <text:p text:style-name="P6"><text:span text:style-name="T1"/></text:p>
      <text:p text:style-name="P3">"Oh! It's because I used to spend hours in the library. I have a hobby of reading books!" It's a lie. It's not my hobby but I can't straight up say to a stranger why I used to spend all my free time holed up in city libraries. It's not smart to expose your life to anyone you meet on the daily run!</text:p>
      <text:p text:style-name="P6"><text:span text:style-name="T1"/></text:p>
      <text:p text:style-name="P3">"So you're also a book lover, that's nice." He smiled.</text:p>
      <text:p text:style-name="P3"><text:s/></text:p>
      <text:p text:style-name="P6"><text:span text:style-name="T1">Man, that was a hot smile. Now that I notice, his jaws are nicely defined and he has some pretty scars on his arms…</text:span></text:p>
      <text:p text:style-name="P6"><text:span text:style-name="T1"/></text:p>
      <text:p text:style-name="P3">"Ms. Sheep?" </text:p>
      <text:p text:style-name="P6"><text:span text:style-name="T1"/></text:p>
      <text:p text:style-name="P3">Oh my goat I was staring.</text:p>
      <text:p text:style-name="P6"><text:span text:style-name="T1"/></text:p>
      <text:p text:style-name="P3"><text:soft-page-break/>"A, anyways! I shouldn't leave the store unattended for too long! Make sure your familiar gets the sleep it needs and take care of yourself too, alright!? Have a great day!" I waved him goodbye and rushed back. </text:p>
      <text:p text:style-name="P6"><text:span text:style-name="T1"/></text:p>
      <text:p text:style-name="P3">I hope he doesn't end up thinking I'm a weirdo and comes back someday. </text:p>
      <text:p text:style-name="P6"><text:span text:style-name="T1"/></text:p>
      <text:p text:style-name="P6"><text:span text:style-name="T1"/></text:p>
      <text:h text:style-name="P10" text:outline-level="1">03. Just another day</text:h>
      <text:p text:style-name="P6"><text:span text:style-name="T1"/></text:p>
      <text:p text:style-name="P3">In the end, I guess he'll never come back. Aww, bad luck. I just wanted to see his face once more! Big sigh. I leaned on the cashier counter with my head resting on my hand. </text:p>
      <text:p text:style-name="P6"><text:span text:style-name="T1"/></text:p>
      <text:p text:style-name="P3">"Whoa, what's the heavy sigh for? Wanna blow the store down?" He mocked me and put his basket case in front of my face.</text:p>
      <text:p text:style-name="P6"><text:span text:style-name="T1"/></text:p>
      <text:p text:style-name="P3">That's Pierce. A teenage half-bunny man. Pale skinned, a short mullet cut, blue black hair and crimson eyes. The Snow White of the bunnies. He's got a bad mouth, but is in fact shy and a very good boy. He works part-time as a waiter at the tavern across the street. The barkeeper is a close friend of mine who was more than willing to help by giving him a job when he was totally lost in the crowd of people. Because he lived his whole life in a small village in the woods, it was his first time away from his home. </text:p>
      <text:p text:style-name="P6"><text:span text:style-name="T1"/></text:p>
      <text:p text:style-name="P6"><text:span text:style-name="T1">"It's been a month and he hasn't dropped by here, I don't even know his name…" I murmured while scanning the products in his basket. </text:span></text:p>
      <text:p text:style-name="P6"><text:span text:style-name="T1"/></text:p>
      <text:p text:style-name="P3">"What. Who you're tryna fuck now?" Pierce furrowed his brows and looked at me with curiosity.</text:p>
      <text:p text:style-name="P6"><text:span text:style-name="T1"/></text:p>
      <text:p text:style-name="P3">"Whoa, how do you kno-" </text:p>
      <text:p text:style-name="P6"><text:span text:style-name="T1"/></text:p>
      <text:p text:style-name="P3">"No, don't ask that. It's so obvious! It's like every time you find someone and you wanna do it with them there's a big 'horny' written on your face and your tail keeps wagging. It's fucking weird."</text:p>
      <text:p text:style-name="P6"><text:span text:style-name="T1"/></text:p>
      <text:p text:style-name="P3">"I can't help it! He was super hot! An unusual type of hot. He had a familiar and all, scars and gold jewelry! And his hair was so neat!" I kept imagining his face while I spoke with excitement. </text:p>
      <text:p text:style-name="P6"><text:soft-page-break/><text:span text:style-name="T1"/></text:p>
      <text:p text:style-name="P3">"Yeah, yeah, keep on dreaming. I pray he'll come back to see you." He let out a laugh, and rolled his eyes after his sarcastic remark. </text:p>
      <text:p text:style-name="P6"><text:span text:style-name="T1"/></text:p>
      <text:p text:style-name="P3">"Hey, enough about me! Tell me, what have you been up to? It's been a while since you came by." I packed his purchase in a paper bag and processed his payment on the register. </text:p>
      <text:p text:style-name="P6"><text:span text:style-name="T1"/></text:p>
      <text:p text:style-name="P3">"I asked Yenna to extend my working hours, so it's been nonstop at the tavern. We've recently got another mouth to feed at home." </text:p>
      <text:p text:style-name="P6"><text:span text:style-name="T1"/></text:p>
      <text:p text:style-name="P3">Yenna is the barkeeper.</text:p>
      <text:p text:style-name="P6"><text:span text:style-name="T1"/></text:p>
      <text:p text:style-name="P3">"Another sibling?" That's probably it. Pierce is the youngest out of 4. His parents go at it like rabbits, literally.</text:p>
      <text:p text:style-name="P6"><text:span text:style-name="T1"/></text:p>
      <text:p text:style-name="P6"><text:span text:style-name="T1">"Thankfully not. I'm having to work 'cuz it's kinda my responsibility. She's a stray kid I found at the street market, I guess, actually no-" he interrupted himself, leaning forward with both hands on the counter, "I need you to help me. She doesn't leave me alone. And that's not even the problem. She talks way too much and just dumped on a fucking bunch of info on me and I didn't understand a thing. This world is way too big and complicated for me — a country bumpkin that thought the world was a giant apple not so long ago. One day I will bring her here so you two can talk and you can translate it to me in simpler terms. I'll go crazy with all this stuff about dragons and their curses. You're old and unfortunately smarter so, please, help me."</text:span></text:p>
      <text:p text:style-name="P6"><text:span text:style-name="T1"/></text:p>
      <text:p text:style-name="P3">"You ok, boy? That was a huge vent just now." I tapped his shoulder in a way to show support. "Sure, bring her here whenever you can. Just not on my weekends."</text:p>
      <text:p text:style-name="P6"><text:span text:style-name="T1"/></text:p>
      <text:p text:style-name="P3">Pierce thanked me and regained his composure. When he realized what he had just done, he got embarrassed and his ears dropped down. Before he took his leave (which he did in a rush), I gave him some pumpkin cream cheese muffins I got from Camellia this morning. They're super tasty so I hope it makes his day a bit sweeter.</text:p>
      <text:p text:style-name="P6"><text:span text:style-name="T1"/></text:p>
      <text:p text:style-name="P3">Business was low today which ended up with me closing half an hour earlier and the other vendors followed after me. Yes. I deserve to close earlier, I told myself. Tomorrow the delivery truck will arrive and I'll have a ton of restocking to do! I'll go home super late, carry a lot of heavy boxes and packages, organize everything…Ughhhhh!! Just thinking about it is making me feel tired. </text:p>
      <text:p text:style-name="P6"><text:span text:style-name="T1"/></text:p>
      <text:p text:style-name="P3"><text:soft-page-break/>Y'know what? I'll go drinking tonight. Yes. That's what I need.</text:p>
      <text:p text:style-name="P6"><text:span text:style-name="T1"/></text:p>
      <text:p text:style-name="P3">The tavern doors welcomed me in and I was hit with a bomb of sounds. The loud singing in raspy voices, banging of mugs on the tables, noisy chattering, the music of an accordion and sax in the background. </text:p>
      <text:p text:style-name="P6"><text:span text:style-name="T1"/></text:p>
      <text:p text:style-name="P3">I took a deep breath and let it out. "Man, do I love this!" </text:p>
      <text:p text:style-name="P6"><text:span text:style-name="T1"/></text:p>
      <text:p text:style-name="P3">The Married Cows Pub, the tavern across the street from my drugstore, owned by Yenna and her fiancée, two half-orcs. My go-to place whenever I'm looking to lighten my mood! </text:p>
      <text:p text:style-name="P6"><text:span text:style-name="T1"/></text:p>
      <text:p text:style-name="P3">Squeezing myself through the crowd of drunks, I find a nice spot by the counter to sit. And then, BANG! I flinched at the sudden appearance of a magical mug of wine.</text:p>
      <text:p text:style-name="P6"><text:span text:style-name="T1"/></text:p>
      <text:p text:style-name="P3">The aroma of hot wine instantly drew me in. For a moment it was like the steam coming from it was calling my name. "Is that mulled wine?!" I looked up to the person in front of me, thrilled by the smell. I love mulled wine!!!</text:p>
      <text:p text:style-name="P6"><text:span text:style-name="T1"/></text:p>
      <text:p text:style-name="P3">After a big hearted laugh, "It's on the house tonight!!!" Yenna shouted. </text:p>
      <text:p text:style-name="P6"><text:span text:style-name="T1"/></text:p>
      <text:p text:style-name="P3">Yenna is a redheaded muscle momma, almost 3 metres tall. My closest friend and I know I can count on her for everything. She's also my wine supplier. Her fiancée, Gayl, is dark haired and muscular too. She works here as a cook and I like to call her sister-in-law because Yenna is basically family. </text:p>
      <text:p text:style-name="P6"><text:span text:style-name="T1"/></text:p>
      <text:p text:style-name="P3">I gulped the wine down in a single breath and placed it empty on the counter. "Ahhhhh! You always know how to make me happy! Thanks!!!" </text:p>
      <text:p text:style-name="P6"><text:span text:style-name="T1"/></text:p>
      <text:p text:style-name="P3">"Well, of course, my job is to keep you healthy with wine!" </text:p>
      <text:p text:style-name="P6"><text:span text:style-name="T1"/></text:p>
      <text:p text:style-name="P3">"Literally! Hey, where's Pierce?" I asked while sticking my head up, <text:s/>looking around.</text:p>
      <text:p text:style-name="P6"><text:span text:style-name="T1"/></text:p>
      <text:p text:style-name="P3">"I'm making him clock out earlier this week. He's tryna end himself by working too much. Oh yeah, I think he wanted to talk to you."</text:p>
      <text:p text:style-name="P6"><text:span text:style-name="T1"/></text:p>
      <text:p text:style-name="P3"><text:soft-page-break/>"He did! We met this afternoon. Poor kid, seems he's found himself a kid to look after" </text:p>
      <text:p text:style-name="P6"><text:span text:style-name="T1"/></text:p>
      <text:p text:style-name="P6"><text:span text:style-name="T1">"Is that so?! I was thinking he got involved in some shady shit. Glad it's not the case. Now, what brings you here tonight?! It's not common to see you here during your weekdays!" She leaned on the counter, throwing the towel in her hands over the shoulder. </text:span></text:p>
      <text:p text:style-name="P6"><text:span text:style-name="T1"/></text:p>
      <text:p text:style-name="P3">I sighed. "I have restocking to do tomorrow and I thought having a drink should give me a boost for the next day."</text:p>
      <text:p text:style-name="P6"><text:span text:style-name="T1"/></text:p>
      <text:p text:style-name="P3">"Did anyone say they're in need of a boost?!" Gayl came from the kitchen with a plate of roasted boar steak with juice oozing out of it, half covered by wildberry sauce. </text:p>
      <text:p text:style-name="P6"><text:span text:style-name="T1"/></text:p>
      <text:p text:style-name="P3">"No! What is that?! Gayl, are you an angel?!" I stood up and gave her a big hug. </text:p>
      <text:p text:style-name="P6"><text:span text:style-name="T1"/></text:p>
      <text:p text:style-name="P3">"Hey! Why didn't I get a hug too?!" Yenna exclaimed, opening her arms. "C'mon! I deserve one!"</text:p>
      <text:p text:style-name="P6"><text:span text:style-name="T1"/></text:p>
      <text:p text:style-name="P3">After hugging them both strongly, I dived into the juicy steak. </text:p>
      <text:p text:style-name="P6"><text:span text:style-name="T1"/></text:p>
      <text:p text:style-name="P6"><text:span text:style-name="T1"/></text:p>
      <text:h text:style-name="P10" text:outline-level="1">04. A deed of fate</text:h>
      <text:p text:style-name="P6"><text:span text:style-name="T1"/></text:p>
      <text:p text:style-name="P3">A happy full stomach was enough to make me feel I needed to drink even more: 4 glasses of wine, each one drunk on a random table of people, I had 2 mugs of beer while having a deep conversation about life with an old sir and 1 shot of some heavy stuff I don't know, but still drank because a group of dwarves did for some reason and I decided to join. </text:p>
      <text:p text:style-name="P6"><text:span text:style-name="T1"/></text:p>
      <text:p text:style-name="P3">At some point of the night my voice was just hoarse (better: unexistent!) from talking and singing and laughing my lungs out.</text:p>
      <text:p text:style-name="P6"><text:span text:style-name="T1"/></text:p>
      <text:p text:style-name="P6"><text:span text:style-name="T1">The midnight bell rang and the crowd was still the same, but the amount of wasted people on the floor got bigger. As usual, I started helping wash the dishes. </text:span></text:p>
      <text:p text:style-name="P6"><text:span text:style-name="T1"/></text:p>
      <text:p text:style-name="P3"><text:soft-page-break/>"I don't understand how you can still stand up and act normally after how much you drank." Gayl chuckled while wiping dry the trays and cups.</text:p>
      <text:p text:style-name="P6"><text:span text:style-name="T1"/></text:p>
      <text:p text:style-name="P3">"I'm strong! But don't be fooled, the last thing my head will do is think straight in these moments!" My words came out a little wobbly and I started giggling.</text:p>
      <text:p text:style-name="P6"><text:span text:style-name="T1"/></text:p>
      <text:p text:style-name="P3">Then, Yenna's loud voice echoed across the building: "It's time to start tonight's disposal of the wasted people on the floor!!! The rules are as it follows-" </text:p>
      <text:p text:style-name="P6"><text:span text:style-name="T1"/></text:p>
      <text:p text:style-name="P3">Disposal of the wasted people on the tavern's floor. A weekly custom in the Married Cows Pub. Volunteers help taking away people who are asleep and find them the most random places to leave them around the city. The volunteers get a coupon for a free hug from Gayle the next time they come here. I love joining it every time it happens! My favorite place is leaving them in cow-houses! </text:p>
      <text:p text:style-name="P6"><text:span text:style-name="T1"/></text:p>
      <text:p text:style-name="P3">"-last rule: you're not allowed to take them outside the city!"</text:p>
      <text:p text:style-name="P6"><text:span text:style-name="T1"/></text:p>
      <text:p text:style-name="P3">Rushing to the front, I started jumping while raising my hand. In a loud shout, I said: "I'm taking whoever's first!!!"</text:p>
      <text:p text:style-name="P6"><text:span text:style-name="T1"/></text:p>
      <text:p text:style-name="P3">"Alright! We have our first volunteer! We appreciate your excitement and to match it, let's find the most good-looking one among them sleeping beauties!!!" With her finger, she started searching around, till she stopped, pointing to the farthest corner in the room. "That human over there!"</text:p>
      <text:p text:style-name="P6"><text:span text:style-name="T1"/></text:p>
      <text:p text:style-name="P3">I turned around to see who it was.</text:p>
      <text:p text:style-name="P6"><text:span text:style-name="T1"/></text:p>
      <text:p text:style-name="P6"><text:span text:style-name="T1">…I definitely can't let that man sleep next to the cows.</text:span></text:p>
      <text:p text:style-name="P6"><text:span text:style-name="T1"/></text:p>
      <text:p text:style-name="P3">I waved my goodbyes to everyone at the tavern and dragged that man outside to the nearest light pole I could find. </text:p>
      <text:p text:style-name="P6"><text:span text:style-name="T1"/></text:p>
      <text:p text:style-name="P3">What am I supposed to do?</text:p>
      <text:p text:style-name="P6"><text:span text:style-name="T1"/></text:p>
      <text:p text:style-name="P3">It was that traveller I was praying to see again. Is this fate? He was blacked out though. </text:p>
      <text:p text:style-name="P6"><text:span text:style-name="T1"/></text:p>
      <text:p text:style-name="P3"><text:soft-page-break/>I couldn't help but stare. I was honestly mesmerized by his physical appearance. Long eyelashes, a defined nose bridge, golden lip rings that highlighted his very kissable mouth.</text:p>
      <text:p text:style-name="P6"><text:span text:style-name="T1"/></text:p>
      <text:p text:style-name="P3">He doesn't look too healthy, however…? </text:p>
      <text:p text:style-name="P6"><text:span text:style-name="T1"/></text:p>
      <text:p text:style-name="P3">Sweating, shallow breathing and feverish. He is not ok. Is he sick? I can't leave him anywhere now. What to do? What to do?</text:p>
      <text:p text:style-name="P6"><text:span text:style-name="T1"/></text:p>
      <text:p text:style-name="P3">Maybe a motel? Super cheap and has a bed! Great! I'm so smart! </text:p>
      <text:p text:style-name="P6"><text:span text:style-name="T1"/></text:p>
      <text:p text:style-name="P3">Puffing all the way, I carried him to the motel at the end of our street. It was the longest 10 minute walk of my life. A horrible workout. The good thing was that the street was empty so it meant less obstacles in my way.</text:p>
      <text:p text:style-name="P6"><text:span text:style-name="T1"/></text:p>
      <text:p text:style-name="P3">I threw him on the bed and fell down by his side, gasping for air. The bed was comfy enough and the sheets were smelling of laundry soap, truly a big relief and satisfaction. The floor, not so clean. There were stains on the carpet of food I think, dried sperm (ew) and blood…??? The walls looked ok. There was a mirror, no disgusting stains, a TV.</text:p>
      <text:p text:style-name="P6"><text:span text:style-name="T1"/></text:p>
      <text:p text:style-name="P6"><text:span text:style-name="T1">I rolled to the side to face him. </text:span></text:p>
      <text:p text:style-name="P6"><text:span text:style-name="T1"/></text:p>
      <text:p text:style-name="P3">Oh my goat. I'm so close. My heart's going at it like crazy! </text:p>
      <text:p text:style-name="P6"><text:span text:style-name="T1"/></text:p>
      <text:p text:style-name="P3">No! I should stop! Why am I looking so indecently at an unconscious person? I should focus on inspecting him and find out why he's looking weak and in pain. What if he's dying!?</text:p>
      <text:p text:style-name="P6"><text:span text:style-name="T1"/></text:p>
      <text:p text:style-name="P3">He smells of booze, so maybe he could be passed out due to intoxication? Perhaps, poison? </text:p>
      <text:p text:style-name="P3">If it's poison it could be gradually killing him right now. </text:p>
      <text:p text:style-name="P6"><text:span text:style-name="T1"/></text:p>
      <text:p text:style-name="P3">I approached him and started sniffing to see if I could smell traces of poisonous stuff. Underneath the booze, there was no poison nor toxic drugs, but instead a really nice smell of perfume. </text:p>
      <text:p text:style-name="P6"><text:span text:style-name="T1"/></text:p>
      <text:p text:style-name="P3">What's this smell? It's so nice?! It's fruity, like mango and orange, with a hint of a sweet sunny beach day…</text:p>
      <text:p text:style-name="P6"><text:span text:style-name="T1"/></text:p>
      <text:p text:style-name="P3"><text:soft-page-break/>Why the fuck do I keep sniffing him? Stop. I'm not a perv. Focus. Focus.</text:p>
      <text:p text:style-name="P6"><text:span text:style-name="T1"/></text:p>
      <text:p text:style-name="P3">I don't know what is it, but he's not well. I could sing, but I'm too drunk and there's a chance the spell wouldn't work. …Well, it doesn't hurt to try. </text:p>
      <text:p text:style-name="P6"><text:span text:style-name="T1"/></text:p>
      <text:p text:style-name="P3">A horrible and pitiful hoarse singing with wobbly rhythm and slurred words made its way outside my throat. It was so bad I wanted to stop midway but I couldn't back down, saving lives is more important! </text:p>
      <text:p text:style-name="P6"><text:span text:style-name="T1"/></text:p>
      <text:p text:style-name="P3">So glad there was no one to actively hear me nearby.</text:p>
      <text:p text:style-name="P6"><text:span text:style-name="T1"/></text:p>
      <text:p text:style-name="P3">In an instant, his demeanor began to change. The singing worked like a miracle and he was no longer suffering. I wonder what was happening to him. Should I clean him with a wet towel? He's all sweaty.</text:p>
      <text:p text:style-name="P6"><text:span text:style-name="T1"/></text:p>
      <text:p text:style-name="P3">I found a towel inside a drawer and damped it in warm water. I undressed him halfway (with no indecent thoughts) and started cleaning his body.</text:p>
      <text:p text:style-name="P6"><text:span text:style-name="T1"/></text:p>
      <text:p text:style-name="P3">Why was he wearing so many layers of clothing, is that why he was all sweaty? I took off his scarf, bracelets, belt, waist bag and left it inside a basket in a corner. I decided to not take off his pants and just wiped him to his torso. </text:p>
      <text:p text:style-name="P6"><text:span text:style-name="T1"/></text:p>
      <text:p text:style-name="P3">Great! I'm done!</text:p>
      <text:p text:style-name="P6"><text:span text:style-name="T1"/></text:p>
      <text:p text:style-name="P3">A big yawn hit me and I finally realized how sleepy I was. I decided to go and take a shower.</text:p>
      <text:p text:style-name="P6"><text:span text:style-name="T1"/></text:p>
      <text:p text:style-name="P3">The moment the warm water touched my body, it was like a big weight of dirt and tired was being washed off and I felt like I could melt in relief inside the shower box. Which I actually did.</text:p>
      <text:p text:style-name="P6"><text:span text:style-name="T1"/></text:p>
      <text:p text:style-name="P3">My eyes closed on their own and in a second, I collapsed like a tree after being cut down.</text:p>
      <text:p text:style-name="P6"><text:span text:style-name="T1"/></text:p>
      <text:h text:style-name="P10" text:outline-level="1">05. The things fate makes us do</text:h>
      <text:p text:style-name="P6"><text:span text:style-name="T1"/></text:p>
      <text:p text:style-name="P3">"Watch out!" I screamed and jumped in front of a horde of vegetables. </text:p>
      <text:p text:style-name="P6"><text:soft-page-break/><text:span text:style-name="T1"/></text:p>
      <text:p text:style-name="P3">Buildings collapsed, the sky was burning. KABOOM! A skyscraper was cut in half by an enormous laser ray and caused a big explosion on the ground. </text:p>
      <text:p text:style-name="P6"><text:span text:style-name="T1"/></text:p>
      <text:p text:style-name="P3">"WHERE. ARE. MY. VEGGIES?" A deep and slow, but loud voice came from behind the explosion smoke. </text:p>
      <text:p text:style-name="P6"><text:span text:style-name="T1"/></text:p>
      <text:p text:style-name="P3">It was a huge Pierce. </text:p>
      <text:p text:style-name="P6"><text:span text:style-name="T1"/></text:p>
      <text:p text:style-name="P3">"GIVE. ME. BACK. MY. VEGGIES." </text:p>
      <text:p text:style-name="P6"><text:span text:style-name="T1"/></text:p>
      <text:p text:style-name="P3">"NEVER!" I yelled as loud as I could, catching a broccoli, a carrot and an asparagus from the ground. "C'mon, kids, mama will protect you!" </text:p>
      <text:p text:style-name="P6"><text:span text:style-name="T1"/></text:p>
      <text:p text:style-name="P3">I ran for my life while a bunch of these small vegetables followed after me crying and screaming. </text:p>
      <text:p text:style-name="P6"><text:span text:style-name="T1"/></text:p>
      <text:p text:style-name="P3">"I'll find us a place to hide!!! Keep running, my babies!!!" </text:p>
      <text:p text:style-name="P6"><text:span text:style-name="T1"/></text:p>
      <text:p text:style-name="P3">The pumpkin was caught by Pierce. </text:p>
      <text:p text:style-name="P6"><text:span text:style-name="T1"/></text:p>
      <text:p text:style-name="P3">"NOOO!!! PUMPKIN!!!" </text:p>
      <text:p text:style-name="P6"><text:span text:style-name="T1"/></text:p>
      <text:p text:style-name="P3">"YUMMY! I. LOVE. PUMPKINS." Big Pierce swallowed the pumpkin in a single bite. </text:p>
      <text:p text:style-name="P6"><text:span text:style-name="T1"/></text:p>
      <text:p text:style-name="P3">"NO! NO!" I started crying, reaching my hands to the sky and the veggies kept pulling me forward.</text:p>
      <text:p text:style-name="P6"><text:span text:style-name="T1"/></text:p>
      <text:p text:style-name="P3">They kept shaking me back and forth. The veggies somehow grew big hands that were grabbing my shoulders.</text:p>
      <text:p text:style-name="P6"><text:span text:style-name="T1"/></text:p>
      <text:p text:style-name="P3">"Ms. Sheep! Ms. Sheep?"</text:p>
      <text:p text:style-name="P6"><text:span text:style-name="T1"/></text:p>
      <text:p text:style-name="P3">No, I'm your mama!</text:p>
      <text:p text:style-name="P6"><text:span text:style-name="T1"/></text:p>
      <text:p text:style-name="P3"><text:soft-page-break/>?</text:p>
      <text:p text:style-name="P6"><text:span text:style-name="T1"/></text:p>
      <text:p text:style-name="P6"><text:span text:style-name="T1">I blink my eyes and my vision is all blurry. </text:span></text:p>
      <text:p text:style-name="P6"><text:span text:style-name="T1"/></text:p>
      <text:p text:style-name="P3">Thank Goat, it was just a dream.</text:p>
      <text:p text:style-name="P6"><text:span text:style-name="T1"/></text:p>
      <text:p text:style-name="P3">Crouched in front of me, the human traveller had a worried look on his face and he was shirtless too (whoa big man boobs)</text:p>
      <text:p text:style-name="P6"><text:span text:style-name="T1"/></text:p>
      <text:p text:style-name="P3">"You're awake! What a relief. Can you stand up? I should bring you a towel..." </text:p>
      <text:p text:style-name="P6"><text:span text:style-name="T1"/></text:p>
      <text:p text:style-name="P3">He got up and walked away. </text:p>
      <text:p text:style-name="P6"><text:span text:style-name="T1"/></text:p>
      <text:p text:style-name="P3">Man, for how long was I out? I hope the other veggies in my dream survived.</text:p>
      <text:p text:style-name="P6"><text:span text:style-name="T1"/></text:p>
      <text:p text:style-name="P3">The door opened. </text:p>
      <text:p text:style-name="P6"><text:span text:style-name="T1"/></text:p>
      <text:p text:style-name="P3">"Are you ok? Can you dry yourself?" He covered me with a towel.</text:p>
      <text:p text:style-name="P6"><text:span text:style-name="T1"/></text:p>
      <text:p text:style-name="P3">Should I say no? </text:p>
      <text:p text:style-name="P6"><text:span text:style-name="T1"/></text:p>
      <text:p text:style-name="P3">"...I'm ok. I just fell asleep while showering." I stand up and wrap myself. "What time is it?"</text:p>
      <text:p text:style-name="P6"><text:span text:style-name="T1"/></text:p>
      <text:p text:style-name="P3">"About 2."</text:p>
      <text:p text:style-name="P6"><text:span text:style-name="T1"/></text:p>
      <text:p text:style-name="P3">Oh, I slept for half an hour then. I can still sleep for more 4 hours till it's time to work. I'm so lucky.</text:p>
      <text:p text:style-name="P6"><text:span text:style-name="T1"/></text:p>
      <text:p text:style-name="P3">I sit on the bed trying to sort through my memories. I'm kinda dizzy, actually. I did drink a lot. </text:p>
      <text:p text:style-name="P6"><text:span text:style-name="T1"/></text:p>
      <text:p text:style-name="P3">I look at him who is standing up stiff, playing with his fingers, unsure of what to say. Guess I do owe him an explanation.</text:p>
      <text:p text:style-name="P6"><text:soft-page-break/><text:span text:style-name="T1"/></text:p>
      <text:p text:style-name="P3">"Do you feel better? I brought you here cuz you were blacked out drunk at the tavern, plus you looked in pain. I couldn't just leave you there. Um, and I didn't do anything to you. I just cleaned your body and healed you."</text:p>
      <text:p text:style-name="P6"><text:span text:style-name="T1"/></text:p>
      <text:p text:style-name="P3">His stance loosened up. "I wanted to thank you. I was feeling sick because of something in my drink. The others who drank it seemed fine so maybe there was something I'm allergic to. Thank you for healing me. It must have been tough carrying me all the way here." </text:p>
      <text:p text:style-name="P3"><text:s/></text:p>
      <text:p text:style-name="P3">"Yes! You were too heavy! Thanks for recognizing my effort!" I exclaimed with a smile.</text:p>
      <text:p text:style-name="P6"><text:span text:style-name="T1"/></text:p>
      <text:p text:style-name="P3">"I was wondering if there's something I can do to repay you."</text:p>
      <text:p text:style-name="P6"><text:span text:style-name="T1"/></text:p>
      <text:p text:style-name="P3">Yes. Fuck me hard and rough. I'm basically naked here, c'mon.</text:p>
      <text:p text:style-name="P6"><text:span text:style-name="T1"/></text:p>
      <text:p text:style-name="P3">"...To be honest, I helped you out of kindness so I really don't need any repayment. However! There is something you could do that would be such a big help! Are you free tomorrow afternoon?" I leaned forward. "How good you are at carrying weight? I need help with a few boxes."</text:p>
      <text:p text:style-name="P6"><text:span text:style-name="T1"/></text:p>
      <text:p text:style-name="P3">"Alright. I'll help you."</text:p>
      <text:p text:style-name="P6"><text:span text:style-name="T1"/></text:p>
      <text:p text:style-name="P3">"Fast answer! I like it! It's a deal then. Y'know my store, right? Meet me there at 5." </text:p>
      <text:p text:style-name="P6"><text:span text:style-name="T1"/></text:p>
      <text:p text:style-name="P3">He showed me a thumbs up and then an awkward mood filled the air. </text:p>
      <text:p text:style-name="P6"><text:span text:style-name="T1"/></text:p>
      <text:p text:style-name="P6"><text:span text:style-name="T1">"Hey, what's your name by the way?"</text:span></text:p>
      <text:p text:style-name="P6"><text:span text:style-name="T1"/></text:p>
      <text:p text:style-name="P3">"Camille."</text:p>
      <text:p text:style-name="P6"><text:span text:style-name="T1"/></text:p>
      <text:p text:style-name="P3">"Camille you don't really speak that much do you? Maybe you have things to hide but I bet you're nothing I haven't seen before. I've been alive for 3 thousands years more than you. I can at least say for sure I've seen pretty much everything. Except Gehenna or Caelus. No way we could even step foot in these places, unless we're dead." </text:p>
      <text:p text:style-name="P6"><text:span text:style-name="T1"/></text:p>
      <text:p text:style-name="P3"><text:soft-page-break/>Gehenna and Caelus. Two planes of existence opposite of each other separate from Addamah (the Earth). Gehenna is the land of Infernal beings, the home of the Devil. Caelus is the lair of the gods and angels. No normies could even dream of going to these places. There's no way to reach it through normal means. Unless you die of course, if that's considered normal. Therefore, little is known about either, both being dangerous territory.</text:p>
      <text:p text:style-name="P6"><text:span text:style-name="T1"/></text:p>
      <text:p text:style-name="P3">He looked confused. "How are you still alive? You're a Satyr, no?"</text:p>
      <text:p text:style-name="P6"><text:span text:style-name="T1"/></text:p>
      <text:p text:style-name="P3">"It's a question I don't know the answer to this day and I just stopped caring too. Even if I don't wake up tomorrow, it'll be fine. I lived enough. Oh, I'm Seleni." </text:p>
      <text:p text:style-name="P6"><text:span text:style-name="T1"/></text:p>
      <text:p text:style-name="P3">"Ms. Seleni."</text:p>
      <text:p text:style-name="P6"><text:span text:style-name="T1"/></text:p>
      <text:p text:style-name="P3">"Take the Ms. out."</text:p>
      <text:p text:style-name="P6"><text:span text:style-name="T1"/></text:p>
      <text:p text:style-name="P3">"It sounds impolite."</text:p>
      <text:p text:style-name="P6"><text:span text:style-name="T1"/></text:p>
      <text:p text:style-name="P3">"Do I look old to you? Well, yes, maybe for you. But I'm still young and energetic. And stop standing there. We should go to sleep."</text:p>
      <text:p text:style-name="P6"><text:span text:style-name="T1"/></text:p>
      <text:p text:style-name="P3">I stood up to look for my clothes and I heard him tucking himself in the blankets. He's too polite to do anything to me and I'm not that wild to throw myself at him either. I shouldn't expect anymore tonight so I better sleep.</text:p>
      <text:p text:style-name="P6"><text:span text:style-name="T1"/></text:p>
      <text:p text:style-name="P3">I dimmed the lights and lied down next to him, staring at the ceiling.</text:p>
      <text:p text:style-name="P6"><text:span text:style-name="T1"/></text:p>
      <text:p text:style-name="P3">"...Hey. Still awake?" I called out to him. </text:p>
      <text:p text:style-name="P6"><text:span text:style-name="T1"/></text:p>
      <text:p text:style-name="P3">"Hm?"</text:p>
      <text:p text:style-name="P6"><text:span text:style-name="T1"/></text:p>
      <text:p text:style-name="P3">"Think you can do it with this old Satyress here?"</text:p>
      <text:p text:style-name="P6"><text:span text:style-name="T1"/></text:p>
      <text:p text:style-name="P3">"What?" He turned around, not believing what he heard. </text:p>
      <text:p text:style-name="P6"><text:span text:style-name="T1"/></text:p>
      <text:p text:style-name="P3"><text:soft-page-break/>I hate me for not being able to have full control of my urges.</text:p>
      <text:p text:style-name="P6"><text:span text:style-name="T1"/></text:p>
      <text:p text:style-name="P3">"Maybe I'm not in my right state of mind. Just to be sure, this heart of yours already belongs to anyone? Cuz if it does, then I can stop myself right here." I told him while stripping myself of the clothes I had put on 5 minutes ago.</text:p>
      <text:p text:style-name="P6"><text:span text:style-name="T1"/></text:p>
      <text:p text:style-name="P3">"No..." He sat in a stiff position, glancing at me. </text:p>
      <text:p text:style-name="P6"><text:span text:style-name="T1"/></text:p>
      <text:p text:style-name="P3">"Good." I approached him and started caressing his bare chest till I was on fours to unzip his pants.</text:p>
      <text:p text:style-name="P6"><text:span text:style-name="T1"/></text:p>
      <text:p text:style-name="P3">He grabbed and stopped my hands from going further. "Wait, are you sure?"</text:p>
      <text:p text:style-name="P6"><text:span text:style-name="T1"/></text:p>
      <text:p text:style-name="P6"><text:span text:style-name="T1">"Huh? Yes, I am. I'm horny and I think you're hot." </text:span></text:p>
      <text:p text:style-name="P6"><text:span text:style-name="T1"/></text:p>
      <text:p text:style-name="P3">"You're straight to the point…" He loosened his grip on my hands.</text:p>
      <text:p text:style-name="P6"><text:span text:style-name="T1"/></text:p>
      <text:p text:style-name="P3">"I don't enjoy playing games." I grinned and finished unzipping his pants, revealing him erect and twitching. </text:p>
      <text:p text:style-name="P6"><text:span text:style-name="T1"/></text:p>
      <text:p text:style-name="P3">Just as I was about to open my mouth, he covered it with his hand. "...I'm sorry. You shouldn't do this. I'm kinda dirty and sweaty."</text:p>
      <text:p text:style-name="P6"><text:span text:style-name="T1"/></text:p>
      <text:p text:style-name="P3">He's not wrong but I really wanted to feel him in my throat. </text:p>
      <text:p text:style-name="P6"><text:span text:style-name="T1"/></text:p>
      <text:p text:style-name="P3">"...Alright. Can you get me off then?" I looked for some lube in the drawers. Leaning on the bed headboard, I spread my legs open and stared at him. <text:s/></text:p>
      <text:p text:style-name="P6"><text:span text:style-name="T1"/></text:p>
      <text:p text:style-name="P3">"Hurry." I murmured, massaging myself down there. "You can do it, right?"</text:p>
      <text:p text:style-name="P6"><text:span text:style-name="T1"/></text:p>
      <text:p text:style-name="P3">He got closer and I gasped when he touched my waist. I trembled at the rough feeling of his palms on my skin, he gently embraced me and started a trail of slow kisses and bites; from my neck, to my breasts, my stomach, all the way down to my foot, then back to my thighs. </text:p>
      <text:p text:style-name="P6"><text:span text:style-name="T1"/></text:p>
      <text:p text:style-name="P3"><text:soft-page-break/>Moving on to my breasts, he fondled them softly and took his sweet time playing and licking them while my hips kept moving on their own like the slut I am. </text:p>
      <text:p text:style-name="P6"><text:span text:style-name="T1"/></text:p>
      <text:p text:style-name="P3">Breathing heavily, I let out a loud moan when he finally reached there. Short steamy kisses, his tongue was covering everywhere it could, circling around and his hand caressing my inner thigh. </text:p>
      <text:p text:style-name="P6"><text:span text:style-name="T1"/></text:p>
      <text:p text:style-name="P3">He is good. Goody Goat. </text:p>
      <text:p text:style-name="P6"><text:span text:style-name="T1"/></text:p>
      <text:p text:style-name="P3">I grabbed his head and buried it into me. Whatever he was doing, it was good. He got me puffing and whining. </text:p>
      <text:p text:style-name="P6"><text:span text:style-name="T1"/></text:p>
      <text:p text:style-name="P3">"You're doing great…" I murmured in between moans. </text:p>
      <text:p text:style-name="P6"><text:span text:style-name="T1"/></text:p>
      <text:p text:style-name="P3">He glanced at me with a chuckle and for a moment it was like his green eyes glowed like fireflies. "It's nice to hear that." </text:p>
      <text:p text:style-name="P6"><text:span text:style-name="T1"/></text:p>
      <text:p text:style-name="P3">I wanted more of this tingling hot sensation, his warm and wet mouth on my skin, keep going, don't stop! I cried and cried. </text:p>
      <text:p text:style-name="P6"><text:span text:style-name="T1"/></text:p>
      <text:p text:style-name="P3">He moved his mouth away and started sucking on and kissing my thighs and stomach, going up to my neck. Hearing his breathing gave goosebumps all over my body, followed by a warm feeling inside. He had just put his fingers in me. </text:p>
      <text:p text:style-name="P6"><text:span text:style-name="T1"/></text:p>
      <text:p text:style-name="P3">Pressing me inside, in and out, I started feeling afraid that I was moaning too loud since his face was right beside me. </text:p>
      <text:p text:style-name="P6"><text:span text:style-name="T1"/></text:p>
      <text:p text:style-name="P3">I heard his low and breathy voice tingling in my ears. "Are you feeling good?"</text:p>
      <text:p text:style-name="P6"><text:span text:style-name="T1"/></text:p>
      <text:p text:style-name="P3">"Yeah, but…You don't need to… go overboard. I just, I just want you, to pleasure me a little. Not that I'm complaining, but you don't owe me, anything." I tried my best to speak since he wouldn't stop, instead he was increasing his speed. </text:p>
      <text:p text:style-name="P6"><text:span text:style-name="T1"/></text:p>
      <text:p text:style-name="P3">"But you look like you're really enjoying it, I don't want to stop so soon. Unless you do."</text:p>
      <text:p text:style-name="P6"><text:span text:style-name="T1"/></text:p>
      <text:p text:style-name="P3"><text:soft-page-break/>"Then don't push yourself." </text:p>
      <text:p text:style-name="P6"><text:span text:style-name="T1"/></text:p>
      <text:p text:style-name="P3">He kept going and making this last way longer than intended. Kneeled down again and grabbed my thighs with his hands. He licked and spread them open, pushing against me. His tongue was avoiding all the places I wanted it to go and I got impatient.</text:p>
      <text:p text:style-name="P6"><text:span text:style-name="T1"/></text:p>
      <text:p text:style-name="P3">"Stop teasing me…! Please…" I begged. <text:s/></text:p>
      <text:p text:style-name="P6"><text:span text:style-name="T1"/></text:p>
      <text:p text:style-name="P3">He listened to my request and kept going with his tongue till an electrifying sensation ran in my entire body. I was sobbing and trembling uncontrollably which ended up on me choking on my own drool.</text:p>
      <text:p text:style-name="P6"><text:span text:style-name="T1"/></text:p>
      <text:p text:style-name="P3">He brought me water and cleaned the sweat off my skin. Asked me if I was feeling alright, covered me with the blanket and tucked me in. Too kind, isn't he?</text:p>
      <text:p text:style-name="P6"><text:span text:style-name="T1"/></text:p>
      <text:p text:style-name="P3">"You're a weird human." I giggled while thinking about everything he had just done. </text:p>
      <text:p text:style-name="P6"><text:span text:style-name="T1"/></text:p>
      <text:p text:style-name="P3">"I'm not weird." He yawned and covered himself with the same blanket. </text:p>
      <text:p text:style-name="P6"><text:span text:style-name="T1"/></text:p>
      <text:p text:style-name="P3">"You didn't let me touch your dick." </text:p>
      <text:p text:style-name="P6"><text:span text:style-name="T1"/></text:p>
      <text:p text:style-name="P3">"I told you it was dirty." </text:p>
      <text:p text:style-name="P6"><text:span text:style-name="T1"/></text:p>
      <text:p text:style-name="P3">"I wouldn't have minded that much."</text:p>
      <text:p text:style-name="P6"><text:span text:style-name="T1"/></text:p>
      <text:p text:style-name="P3">"Next time then."</text:p>
      <text:p text:style-name="P6"><text:span text:style-name="T1"/></text:p>
      <text:p text:style-name="P3">"Next time? You're a traveller, how long will it be till next time?" I giggled, not believing what he said.</text:p>
      <text:p text:style-name="P6"><text:span text:style-name="T1"/></text:p>
      <text:p text:style-name="P6"><text:span text:style-name="T1">"Fate will bring me to you, if you wish."</text:span></text:p>
      <text:p text:style-name="P6"><text:span text:style-name="T1"/></text:p>
      <text:p text:style-name="P3">"It's not fun if it's fate that brings you here."</text:p>
      <text:p text:style-name="P6"><text:soft-page-break/><text:span text:style-name="T1"/></text:p>
      <text:p text:style-name="P3">"Then I'll come to you. I have a feeling I will." </text:p>
      <text:p text:style-name="P6"><text:span text:style-name="T1"/></text:p>
      <text:p text:style-name="P3">Oh, what is this boldness?</text:p>
      <text:p text:style-name="P6"><text:span text:style-name="T1"/></text:p>
      <text:p text:style-name="P3">"Don't make me wait too much. What if a nicer dick shows up before?"</text:p>
      <text:p text:style-name="P6"><text:span text:style-name="T1"/></text:p>
      <text:p text:style-name="P3">"You can't say that when you haven't had a taste of mine."</text:p>
      <text:p text:style-name="P6"><text:span text:style-name="T1"/></text:p>
      <text:p text:style-name="P3">"So cocky."</text:p>
      <text:p text:style-name="P6"><text:span text:style-name="T1"/></text:p>
      <text:p text:style-name="P3">"I prefer self-assured."</text:p>
      <text:p text:style-name="P6"><text:span text:style-name="T1"/></text:p>
      <text:p text:style-name="P3">"Good night."</text:p>
      <text:p text:style-name="P6"><text:span text:style-name="T1"/></text:p>
      <text:p text:style-name="P6"><text:span text:style-name="T1"/></text:p>
      <text:h text:style-name="P10" text:outline-level="1">06. Time to work!</text:h>
      <text:p text:style-name="P6"><text:span text:style-name="T1"/></text:p>
      <text:p text:style-name="P3">I woke up before him and went back home to return to my usual routine. Took a cold shower, put on clean clothes, brushed my teeth, had a bowl of yogurt and granola for breakfast, plus a smoothie to help cure my hangover. I don't know how I managed to do everything but I sure did it by dragging myself around. My mood was good but my body was not. </text:p>
      <text:p text:style-name="P6"><text:span text:style-name="T1"/></text:p>
      <text:p text:style-name="P6"><text:span text:style-name="T1">I wonder what Camellia will say when she sees me. It makes me laugh just by thinking about it. She is used to my non-stop behavior, but she still worries about me every time like it's the first.</text:span></text:p>
      <text:p text:style-name="P6"><text:span text:style-name="T1"/></text:p>
      <text:p text:style-name="P3">Humming a song I heard some birds singing the other day, my cheerful mood was interrupted by the appearance of the rudest of customers I've ever had. </text:p>
      <text:p text:style-name="P6"><text:span text:style-name="T1"/></text:p>
      <text:p text:style-name="P3">"Welcome! Good morning, sir!" I forced a smile.</text:p>
      <text:p text:style-name="P6"><text:soft-page-break/><text:span text:style-name="T1"/></text:p>
      <text:p text:style-name="P3">He looked down upon me and rolled his eyes away. No answer.</text:p>
      <text:p text:style-name="P6"><text:span text:style-name="T1"/></text:p>
      <text:p text:style-name="P3">Deldrach. A noble Elf whose parents' company practically owns this town's trade market. I hate his guts. He's also a drugstore owner but he doesn't even bother checking in his own building or at least helping there! He's rude with the other merchants and his own coworkers. I pity the staff that work under him. What I hate the most is the fact that I can not even do anything against him cuz he could take my store down with a single word if he wanted, so the only thing I can do is bow down and smile.</text:p>
      <text:p text:style-name="P6"><text:span text:style-name="T1"/></text:p>
      <text:p text:style-name="P3">Every 6 months there's an inspection (more like patrolling) his company is responsible for, y'know, checking working conditions, sanitation, the building's physical state etc. His team goes through the entire town doing a quick inspection ranging from 15 minutes to an hour depending on the store. And for some reason, he always makes sure he's the one to come here! </text:p>
      <text:p text:style-name="P6"><text:span text:style-name="T1"/></text:p>
      <text:p text:style-name="P3">Last time, with his finger he brushed against a shelf and showed it to me saying in his dead voice: It's dusty. You should hire someone to do the cleaning or do a better job at it. And wiped it off on my apron!!! Ugh! Just remembering it pisses me off! Then, when he was about to walk away he had muttered in Elvish — I'm running late — and because I was so angry I couldn't hold back and answered him with Yeah, you better hurry and not step in here anymore!, then he looked back surprised and just walked away like I wasn't worth his time. I really can't stand arrogant people who think they're superior than others, I don't fucking care if he's an Elf and ranked above other races. I was raised among them too and they were not like him! </text:p>
      <text:p text:style-name="P6"><text:span text:style-name="T1"/></text:p>
      <text:p text:style-name="P3">Now that was a rant. </text:p>
      <text:p text:style-name="P6"><text:span text:style-name="T1"/></text:p>
      <text:p text:style-name="P3">Wait…Huh? But this happened three months ago. It's not inspection month yet. </text:p>
      <text:p text:style-name="P6"><text:span text:style-name="T1"/></text:p>
      <text:p text:style-name="P3">Why is he here? Did he come to burn down my place because of how I answered him last time?! </text:p>
      <text:p text:style-name="P6"><text:span text:style-name="T1"/></text:p>
      <text:p text:style-name="P3">Oh my goat, I'm so screwed.</text:p>
      <text:p text:style-name="P6"><text:span text:style-name="T1"/></text:p>
      <text:p text:style-name="P3">While I was stressing out at the counter, his figure covered my vision. I looked up and his ghost-like face and silver eyes were staring at me like they could pierce through my body and slice it in half if he wanted.. I was trying my best not to show my trembling and my tail was fitting itself in between my thighs. </text:p>
      <text:p text:style-name="P6"><text:span text:style-name="T1"/></text:p>
      <text:p text:style-name="P3"><text:soft-page-break/>"It must have been tiring walking all the way here, sir. Would you like a glass of water?" I pulled myself up and forced another smile out. </text:p>
      <text:p text:style-name="P6"><text:span text:style-name="T1"/></text:p>
      <text:p text:style-name="P3">A disgusted sigh came out of him. </text:p>
      <text:p text:style-name="P6"><text:span text:style-name="T1"/></text:p>
      <text:p text:style-name="P3">"It's clear you dislike me. It's useless to fake a smile, I'd rather you show me what you're truly thinking." He used Elvish, in a demanding and rigid tone.</text:p>
      <text:p text:style-name="P6"><text:span text:style-name="T1"/></text:p>
      <text:p text:style-name="P3">"I'm not faki-" </text:p>
      <text:p text:style-name="P6"><text:span text:style-name="T1"/></text:p>
      <text:p text:style-name="P3">He interrupts me before I could retort, "Speak Elvish." Again, ordering me with clear impatience, placing his hand firmly on the counter.</text:p>
      <text:p text:style-name="P6"><text:span text:style-name="T1"/></text:p>
      <text:p text:style-name="P3">I shivered upon hearing his command and swallowed nervously, feeling a drop of sweat running down my back. "...Would you still like a glass of water?" My voice came out cracked.</text:p>
      <text:p text:style-name="P6"><text:span text:style-name="T1"/></text:p>
      <text:p text:style-name="P6"><text:span text:style-name="T1">He stared at me as if he was examining the way I had just spoken. He kept silent and each second was a drop of sweat growing in my back. "Where did you learn this language?" </text:span></text:p>
      <text:p text:style-name="P6"><text:span text:style-name="T1"/></text:p>
      <text:p text:style-name="P3">"El- I was raised with El-" I couldn't help stuttering and yet again he interrupted me.</text:p>
      <text:p text:style-name="P6"><text:span text:style-name="T1"/></text:p>
      <text:p text:style-name="P3">"I'm not threatening you. Speak normally."</text:p>
      <text:p text:style-name="P6"><text:span text:style-name="T1"/></text:p>
      <text:p text:style-name="P3">I gulp down again. "I was raised alongside Elves, sir."</text:p>
      <text:p text:style-name="P6"><text:span text:style-name="T1"/></text:p>
      <text:p text:style-name="P3">"Hm. It's certainly unusual for a creature like yourself." <text:s/></text:p>
      <text:p text:style-name="P6"><text:span text:style-name="T1"/></text:p>
      <text:p text:style-name="P3">That now was just so rude!!! It's not like Elvish is such a sPeCiAL LaNgUaGE that not everyone can speak it! I don't like this conceited nature of his, it reminds me of the bully Elves when I was a kid that had the same behavior as him!</text:p>
      <text:p text:style-name="P6"><text:span text:style-name="T1"/></text:p>
      <text:p text:style-name="P3">"You look like you're thinking about something displeasing about me. Say it."</text:p>
      <text:p text:style-name="P6"><text:soft-page-break/><text:span text:style-name="T1"/></text:p>
      <text:p text:style-name="P3">Oops. Was my dislike showing on my face? </text:p>
      <text:p text:style-name="P6"><text:span text:style-name="T1"/></text:p>
      <text:p text:style-name="P3">Is today the end of Sheep Pharm?</text:p>
      <text:p text:style-name="P6"><text:span text:style-name="T1"/></text:p>
      <text:p text:style-name="P3">He presses me again. "Say it. What were you thinking about?"</text:p>
      <text:p text:style-name="P6"><text:span text:style-name="T1"/></text:p>
      <text:p text:style-name="P3">Should I say it? Should I not say it? Say it? Not say it? Say it?</text:p>
      <text:p text:style-name="P6"><text:span text:style-name="T1"/></text:p>
      <text:p text:style-name="P3">"Don't make me repeat myself."</text:p>
      <text:p text:style-name="P6"><text:span text:style-name="T1"/></text:p>
      <text:p text:style-name="P3">"...You act arrogantly, sir. And treat others like inferiors. As someone who preaches for equality, you're someone I'm bound to dislike." I throw up these daring words in his direction without being able to look him in the eyes. Each word was a reason for him to blow down my drugstore, starting with a wrecking ball and finishing off with dynamites. </text:p>
      <text:p text:style-name="P6"><text:span text:style-name="T1"/></text:p>
      <text:p text:style-name="P3">There was no reaction to my answer. He followed it by "I was raised to think and act this way. Anything under Elves should just bow down and obey me." </text:p>
      <text:p text:style-name="P6"><text:span text:style-name="T1"/></text:p>
      <text:p text:style-name="P3">"Uh, maybe you were conditioned to think and act in such a way, but it doesn't excuse your actions, what you do next is what defines the kind of person you are, a rotten one." The words kept spilling out as drops of sweat rolled down on my back and face.</text:p>
      <text:p text:style-name="P6"><text:span text:style-name="T1"/></text:p>
      <text:p text:style-name="P3">I'm so dead.</text:p>
      <text:p text:style-name="P6"><text:span text:style-name="T1"/></text:p>
      <text:p text:style-name="P3">He started laughing with big and loud 'ha ha has'. </text:p>
      <text:p text:style-name="P6"><text:span text:style-name="T1"/></text:p>
      <text:p text:style-name="P3">He started laughing with big and loud 'ha ha has'?????</text:p>
      <text:p text:style-name="P6"><text:span text:style-name="T1"/></text:p>
      <text:p text:style-name="P3">"You're certainly amusing! No one has ever talked back to me before this way. I feel like you could be of some use to me."</text:p>
      <text:p text:style-name="P6"><text:span text:style-name="T1"/></text:p>
      <text:p text:style-name="P3"><text:soft-page-break/>…This guy is nuts. </text:p>
      <text:p text:style-name="P6"><text:span text:style-name="T1"/></text:p>
      <text:p text:style-name="P3">Seeing how I didn't give him a response, he brought his finger to my chin, lifting my face up to look at him.</text:p>
      <text:p text:style-name="P6"><text:span text:style-name="T1"/></text:p>
      <text:p text:style-name="P3">"I'm asking you to work for me. Don't worry, I won't take down your store, it has high value in this town." </text:p>
      <text:p text:style-name="P6"><text:span text:style-name="T1"/></text:p>
      <text:p text:style-name="P3">Take your finger outta me!! </text:p>
      <text:p text:style-name="P6"><text:span text:style-name="T1"/></text:p>
      <text:p text:style-name="P3">"Um, sorry, sir, but I don't plan on leaving this store in the near future, much less to work under someone such as yourself." I clearly didn't need to add that last part. </text:p>
      <text:p text:style-name="P6"><text:span text:style-name="T1"/></text:p>
      <text:p text:style-name="P3">"You like to speak ill of me. But what is amusing is that you don't hold yourself back, your dislike also shows on your face. I'm delighted by this boldness." He laughs at himself again. </text:p>
      <text:p text:style-name="P6"><text:span text:style-name="T1"/></text:p>
      <text:p text:style-name="P3">Please, just leave. You're scaring my customers away. No one even enters here while you're around.</text:p>
      <text:p text:style-name="P6"><text:span text:style-name="T1"/></text:p>
      <text:p text:style-name="P3">"You're the one who told me to just speak my mind, sir."</text:p>
      <text:p text:style-name="P6"><text:span text:style-name="T1"/></text:p>
      <text:p text:style-name="P3">He approached me and whispered with a grin on his face. "...Instead of working for me, you could serve me privately too. You're a Satyress after all, I know about the nature of your race." </text:p>
      <text:p text:style-name="P6"><text:span text:style-name="T1"/></text:p>
      <text:p text:style-name="P3">I wanna punch him. </text:p>
      <text:p text:style-name="P6"><text:span text:style-name="T1"/></text:p>
      <text:p text:style-name="P3">Then, a sudden bang of flashlight hit him in the eyes. Magic?</text:p>
      <text:p text:style-name="P6"><text:span text:style-name="T1"/></text:p>
      <text:p text:style-name="P3">"Who dares to-" He turns around, angered.</text:p>
      <text:p text:style-name="P6"><text:span text:style-name="T1"/></text:p>
      <text:p text:style-name="P3">"That's harassment at the workplace and we could sue you for that. You wouldn't like to have your reputation tainted."</text:p>
      <text:p text:style-name="P6"><text:span text:style-name="T1"/></text:p>
      <text:p text:style-name="P3">It was Camille. He also spoke in Elvish, but in an accent I couldn't recognize.</text:p>
      <text:p text:style-name="P6"><text:soft-page-break/><text:span text:style-name="T1"/></text:p>
      <text:p text:style-name="P6"><text:span text:style-name="T1">"A human…," he straightened himself, "your Elvish, no, it's a dialect…Drow*? Hmph, you do reek of these bastards." </text:span></text:p>
      <text:p text:style-name="P6"><text:span text:style-name="T1"/></text:p>
      <text:p text:style-name="P3">"I don't know what's your business here but I advise you to stay away." Camille walked towards us, creating in his hands another sphere of light.</text:p>
      <text:p text:style-name="P6"><text:span text:style-name="T1"/></text:p>
      <text:p text:style-name="P3">"Argh, stop talking. You Drows disgust me." He shushed Camille and walked to the front door. "I can't believe you've involved yourself with a human Drow. I don't understand how they're even ranked the same as myself." He showed us a disgusted face and stormed out of the shop.</text:p>
      <text:p text:style-name="P6"><text:span text:style-name="T1"/></text:p>
      <text:p text:style-name="P6"><text:span text:style-name="T1"/></text:p>
      <text:p text:style-name="P6"><text:span text:style-name="T1"/></text:p>
      <text:p text:style-name="P3">…</text:p>
      <text:p text:style-name="P6"><text:span text:style-name="T1"/></text:p>
      <text:p text:style-name="P3">*Drow: a dark-skinned sub-race of elves with light-colored hair.</text:p>
      <text:p text:style-name="P6"><text:span text:style-name="T1"/></text:p>
      <text:p text:style-name="P6"><text:span text:style-name="T1"/></text:p>
      <text:h text:style-name="P10" text:outline-level="1">07. Time to work some more!</text:h>
      <text:p text:style-name="P6"><text:span text:style-name="T1"/></text:p>
      <text:p text:style-name="P3">I let out the biggest sigh of relief in my life. </text:p>
      <text:p text:style-name="P6"><text:span text:style-name="T1"/></text:p>
      <text:p text:style-name="P3">"Camille, Camille, that was awesome!" I exclaimed in excitement, clasping my hands. "I really wish I could have just punched on that porcelain face of his! Y'know?! Like a wrecking ball!!!" </text:p>
      <text:p text:style-name="P6"><text:span text:style-name="T1"/></text:p>
      <text:p text:style-name="P3">"No, no. I don't deserve thanks. That guy is Deldrach, isn't he? The one who owns this town in the palm of his hands. I've heard some rumors." He made a troubled expression. "Did I just make things worse for you?</text:p>
      <text:p text:style-name="P6"><text:span text:style-name="T1"/></text:p>
      <text:p text:style-name="P6"><text:span text:style-name="T1">"Erm, I don't know! But I'm so happy I'm not caring right now! By the way, what did he mean by you smelling of Drow?"</text:span></text:p>
      <text:p text:style-name="P6"><text:span text:style-name="T1"/></text:p>
      <text:p text:style-name="P3"><text:soft-page-break/>"Um, I didn't really understand? I have some Drow friends who travel with me once in a while. Maybe he smelled them on me?" He tilted his head to the side and shrugged his shoulders.</text:p>
      <text:p text:style-name="P6"><text:span text:style-name="T1"/></text:p>
      <text:p text:style-name="P3">"Eh, ok! Anyways, thanks a lot, you have great timing! By the way, it's still early for the delivery truck to come, didn't we arrange to meet, like, at 5? It's barely noon." I furrowed my brows in confusion.</text:p>
      <text:p text:style-name="P6"><text:span text:style-name="T1"/></text:p>
      <text:p text:style-name="P3">"Oh, I woke up and… your shirt was there but mine wasn't so…" He took my shirt out of his waist bag and showed it to me.</text:p>
      <text:p text:style-name="P6"><text:span text:style-name="T1"/></text:p>
      <text:p text:style-name="P3">I snorted trying to hold back but then bursted into laughter.</text:p>
      <text:p text:style-name="P6"><text:span text:style-name="T1"/></text:p>
      <text:p text:style-name="P3">"I'm so sorry!!! I didn't realize! Are you, like, just wearing your coat right now?!" </text:p>
      <text:p text:style-name="P6"><text:span text:style-name="T1"/></text:p>
      <text:p text:style-name="P3">He nodded, kinda embarrassed. </text:p>
      <text:p text:style-name="P6"><text:span text:style-name="T1"/></text:p>
      <text:p text:style-name="P3">"My bad! My bad! I'll return to you later! I might have some spare clothing in the storage room, see if you can find anything that fits you, there are various sizes." I handed him the keys, still trying to quiet down my laugh. "Hey, since you must have time to spare, how about working here till the end of the day? With payment of course. Or do you have some urgent business to attend to other than me?"</text:p>
      <text:p text:style-name="P6"><text:span text:style-name="T1"/></text:p>
      <text:p text:style-name="P3">"I'll work." </text:p>
      <text:p text:style-name="P6"><text:span text:style-name="T1"/></text:p>
      <text:p text:style-name="P3">"Awesome!"</text:p>
      <text:p text:style-name="P6"><text:span text:style-name="T1"/></text:p>
      <text:p text:style-name="P6"><text:span text:style-name="T1">He came back from the storage room wearing a beige linen shirt and the apron of the new uniform (which I designed!). </text:span></text:p>
      <text:p text:style-name="P6"><text:span text:style-name="T1"/></text:p>
      <text:p text:style-name="P3">"Ah! You also wore the apron!" I giggled. </text:p>
      <text:p text:style-name="P6"><text:span text:style-name="T1"/></text:p>
      <text:p text:style-name="P3">"It has a soft fabric and the colors look well together." He felt the fabric in his hands. "Did you buy it somewhere? Who made this?"</text:p>
      <text:p text:style-name="P6"><text:span text:style-name="T1"/></text:p>
      <text:p text:style-name="P3"><text:soft-page-break/>"Me! Me! I designed it!!!" I jumped while raising my hand.</text:p>
      <text:p text:style-name="P6"><text:span text:style-name="T1"/></text:p>
      <text:p text:style-name="P3">He let out a chuckle. My goat, have I already said that his smile is captivating?!</text:p>
      <text:p text:style-name="P6"><text:span text:style-name="T1"/></text:p>
      <text:p text:style-name="P3">"Here! You can start by sweeping the floor and then mopping it later!" I went to pick up a broom in a corner. "You can do it, right? I'm not gonna find out you're some kinda royalty who's never touched a broom in his life?"</text:p>
      <text:p text:style-name="P6"><text:span text:style-name="T1"/></text:p>
      <text:p text:style-name="P3">He took the broom from my hands. "I can sweep."</text:p>
      <text:p text:style-name="P6"><text:span text:style-name="T1"/></text:p>
      <text:p text:style-name="P3">Time passed in the split of a second and the delivery truck arrived, honking in the front. The work was done in less than half an hour and I was so glad for his help. Two are better than one, truly. </text:p>
      <text:p text:style-name="P6"><text:span text:style-name="T1"/></text:p>
      <text:p text:style-name="P3">The whole time I couldn't stop thinking about how I actually managed to meet him again and have him close like this. I kept staring at him whenever I could while he was distracted. I also liked the fact that he was acting naturally despite what happened last night, because whenever I hooked up with other people, I usually wouldn't meet them anymore or they would act fidgety the next time we'd meet or be straight up gross. I don't like being judged by being a Satyr, especially when they think we're horny all the time and driven by sex. It makes me wanna throw up or punch them very hard in their stomachs. </text:p>
      <text:p text:style-name="P6"><text:span text:style-name="T1"/></text:p>
      <text:p text:style-name="P6"><text:span text:style-name="T1">The moonlight was striking the windows of our shop as the sun waved its goodbye once again. I flipped the 'open' sign at the entrance and we locked the doors before leaving. I decided to invite him for dinner. You sure don't waste time. What are you talking about, it's just dinner, I have no hidden intentions. Laughter. You're hot, why should I waste time with small talk when you might leave anytime? I can always come back if you want. Come back when you want me, if you wait for me to want you, you might die before the time comes. Whoa, ok, Ms. Old Sheep. </text:span></text:p>
      <text:p text:style-name="P6"><text:span text:style-name="T1"/></text:p>
      <text:p text:style-name="P3">We ate at a herbivore food stall nearby and had grilled veggie skewers, grilled cheese and crispy onion bhajis. Because there was booze involved, I couldn't keep my mouth shut for a minute, but somehow he was keeping up with my blabbering and even encouraging it. After eating, he offered to walk me home and</text:p>
      <text:p text:style-name="P3">I hummed the top 10 most listened to bird tunes the entire walk.</text:p>
      <text:p text:style-name="P6"><text:span text:style-name="T1"/></text:p>
      <text:p text:style-name="P3">"Considering I paid for our dinner, should I still give you payment for your work today? Unless you're really in need of some gold, then sure, I can pay you." I sat on the stairs at my door and patted the spot beside me, motioning for him to sit.</text:p>
      <text:p text:style-name="P6"><text:span text:style-name="T1"/></text:p>
      <text:p text:style-name="P3"><text:soft-page-break/>He sat down, "It's ok, I wasn't expecting payment." </text:p>
      <text:p text:style-name="P6"><text:span text:style-name="T1"/></text:p>
      <text:p text:style-name="P3">I gazed up at the moon in the dark sky, feeling the night breeze, enjoying the silence between us. </text:p>
      <text:p text:style-name="P6"><text:span text:style-name="T1"/></text:p>
      <text:p text:style-name="P3">"Do you like the moon?" He broke the silence with his question.</text:p>
      <text:p text:style-name="P6"><text:span text:style-name="T1"/></text:p>
      <text:p text:style-name="P3">I looked at him and smiled. "Yeah, I love it."</text:p>
      <text:p text:style-name="P6"><text:span text:style-name="T1"/></text:p>
      <text:p text:style-name="P3">"...It matches your name, Seleni. You're the moon on Addamah." </text:p>
      <text:p text:style-name="P6"><text:span text:style-name="T1"/></text:p>
      <text:p text:style-name="P3">"What a romantic." I giggled at his comment.</text:p>
      <text:p text:style-name="P6"><text:span text:style-name="T1"/></text:p>
      <text:p text:style-name="P6"><text:span text:style-name="T1">"Somehow, I want to see you again after today."</text:span></text:p>
      <text:p text:style-name="P6"><text:span text:style-name="T1"/></text:p>
      <text:p text:style-name="P3">"I thought I was the one who was supposed to say that."</text:p>
      <text:p text:style-name="P6"><text:span text:style-name="T1"/></text:p>
      <text:p text:style-name="P3">"Guess you caught me."</text:p>
      <text:p text:style-name="P6"><text:span text:style-name="T1"/></text:p>
      <text:p text:style-name="P3">"I did, literally. They were auctioning you at the tavern and I offered myself to pick you up. Then I didn't have the courage to leave you at the cow-house."</text:p>
      <text:p text:style-name="P6"><text:span text:style-name="T1"/></text:p>
      <text:p text:style-name="P3">"Why am I hearing about this only now?" He wrinkled his brows with a smile.</text:p>
      <text:p text:style-name="P6"><text:span text:style-name="T1"/></text:p>
      <text:p text:style-name="P3">"Jokes aside, I know I told you to come back, but honestly, you should go and enjoy your remaining 45 years or less by accomplishing your goals and having fun. Don't spend your short time on this land by visiting me, someone whom you'll be nothing but just a fleeting moment." </text:p>
      <text:p text:style-name="P6"><text:span text:style-name="T1"/></text:p>
      <text:p text:style-name="P3">"You make this sound creepy and sad at the same time. Are you shunning me away?" </text:p>
      <text:p text:style-name="P6"><text:span text:style-name="T1"/></text:p>
      <text:p text:style-name="P3">"Perhaps? Uh, and I know I'm mesmerizing so don't go doing forbidden magic to extend your lifespan so you can see me longer. It's dangerous stuff."</text:p>
      <text:p text:style-name="P6"><text:soft-page-break/><text:span text:style-name="T1"/></text:p>
      <text:p text:style-name="P3">"Wow and I'm the cocky one."</text:p>
      <text:p text:style-name="P6"><text:span text:style-name="T1"/></text:p>
      <text:p text:style-name="P3">"I'm confident, it's different." I laughed at my own remark.</text:p>
      <text:p text:style-name="P6"><text:span text:style-name="T1"/></text:p>
      <text:p text:style-name="P3">After a pause, he changed the subject. "...Y'know, you must know your fair share of languages because of how long you lived, but how did you learn to speak Elvish?" </text:p>
      <text:p text:style-name="P6"><text:span text:style-name="T1"/></text:p>
      <text:p text:style-name="P6"><text:span text:style-name="T1">"I only speak Common and Elvish fluently though, besides being able to communicate with animals. I grew up in a village of Elves. My parents passed away due to a disease and my grandpops raised me on his own." </text:span></text:p>
      <text:p text:style-name="P6"><text:span text:style-name="T1"/></text:p>
      <text:p text:style-name="P3">"Oh, it makes sense why you have those pouches of herbs to shoo away evil spirits. I guess Drows and Elves like making pouches of herbs. My friends also did them." <text:s/></text:p>
      <text:p text:style-name="P6"><text:span text:style-name="T1"/></text:p>
      <text:p text:style-name="P3">"You noticed the pouches." I giggled. I'm all giggly tonight. "Well, they do stand out. Hey, how's your familiar?"</text:p>
      <text:p text:style-name="P6"><text:span text:style-name="T1"/></text:p>
      <text:p text:style-name="P3">"Oh! You were right! After some rest, she was good again."</text:p>
      <text:p text:style-name="P6"><text:span text:style-name="T1"/></text:p>
      <text:p text:style-name="P3">"It's a she?" </text:p>
      <text:p text:style-name="P6"><text:span text:style-name="T1"/></text:p>
      <text:p text:style-name="P3">"I call her Madeleine."</text:p>
      <text:p text:style-name="P6"><text:span text:style-name="T1"/></text:p>
      <text:p text:style-name="P3">"Madeleine? Like the sweet?"</text:p>
      <text:p text:style-name="P6"><text:span text:style-name="T1"/></text:p>
      <text:p text:style-name="P3">He nodded. Did he name his familiar after a sweet? Funny guy.</text:p>
      <text:p text:style-name="P6"><text:span text:style-name="T1"/></text:p>
      <text:p text:style-name="P3">"Well," I stood up, "I guess that's it for tonight! Thanks for keeping me company, but now you should really go. Or else I'll end up pouncing on you so hard you won't ever be able to get it up again unless you think of me!"</text:p>
      <text:p text:style-name="P6"><text:span text:style-name="T1"/></text:p>
      <text:p text:style-name="P3">He sighed with a soft laugh, and stood up, facing me. "Your cockiness is on another level. If you insist on pushing me away, I shall respect your wish."</text:p>
      <text:p text:style-name="P6"><text:soft-page-break/><text:span text:style-name="T1"/></text:p>
      <text:p text:style-name="P3">"Who knows if fate will bring you here again."</text:p>
      <text:p text:style-name="P6"><text:span text:style-name="T1"/></text:p>
      <text:p text:style-name="P3">"You're being contradicting." He cleaned his throat. "I won't let fate bring me to you. If I want, I'll come here myself… Is that what you wanted me to say?"</text:p>
      <text:p text:style-name="P6"><text:span text:style-name="T1"/></text:p>
      <text:p text:style-name="P3">"You remembered."</text:p>
      <text:p text:style-name="P6"><text:span text:style-name="T1"/></text:p>
      <text:p text:style-name="P3">"I was blessed with a good memory. What about my shirt?"</text:p>
      <text:p text:style-name="P6"><text:span text:style-name="T1"/></text:p>
      <text:p text:style-name="P3">Oh shoot, I had totally forgotten about his shirt.</text:p>
      <text:p text:style-name="P6"><text:span text:style-name="T1"/></text:p>
      <text:p text:style-name="P3">"Not giving you back. I'll keep it as a memento." I grinned.</text:p>
      <text:p text:style-name="P6"><text:span text:style-name="T1"/></text:p>
      <text:p text:style-name="P3">"A memento? I hope you don't use it for indecent means." He pinched the apron he was wearing. "Well then, I'll be taking this to my next journey." </text:p>
      <text:p text:style-name="P6"><text:span text:style-name="T1"/></text:p>
      <text:p text:style-name="P3">"Where are you headed?"</text:p>
      <text:p text:style-name="P6"><text:span text:style-name="T1"/></text:p>
      <text:p text:style-name="P3">"South. I want to eat mangoes with coconut sticky rice under palm trees on a beach while I feel the sun burning on my skin."</text:p>
      <text:p text:style-name="P6"><text:span text:style-name="T1"/></text:p>
      <text:p text:style-name="P3">"That's very specific."</text:p>
      <text:p text:style-name="P6"><text:span text:style-name="T1"/></text:p>
      <text:h text:style-name="P10" text:outline-level="1">08. Dragons and their curses</text:h>
      <text:p text:style-name="P6"><text:span text:style-name="T1"/></text:p>
      <text:p text:style-name="P6"><text:span text:style-name="T1">It's been some months since he left this town. Indeed, he was just a fleeting moment. A sweet and funny magician guy who stirred up my monotone life a little (with good consequences! That Deldrach asshole never came back anymore!). I didn't get to know much about him and neither did he about me, but there was a chemistry I couldn't deny. He wasn't a simple hookup and I wasn't able to forget him as fast as I thought I would. Everytime I looked at the pouches in my store, I remembered him. Shit, I even have his shirt inside my wardrobe. I got myself involved </text:span><text:soft-page-break/><text:span text:style-name="T1">just a little with a human and that's how I end up. Sigh. I know better than to do this. That's why I don't like falling in love. I'm way too scared of watching them die. I'm terrified of going numb after watching so many friends pass away one by one with me being left behind. Yenna, Gayle and Pierce are still young, but I dread the day when they start to become old.</text:span></text:p>
      <text:p text:style-name="P6"><text:span text:style-name="T1"/></text:p>
      <text:p text:style-name="P3">I stretched myself and yawned big. The shade of the trees and this bench is the perfect place to fall asleep. Today is Wednesday, a weekend for me, and I arranged to meet with Pierce (even though I specifically requested to not choose a weekend) and the little girl he talked about before. The meeting place is the town square. In the center, there's this large green area which I love strolling around and feeding the ducks and carps in the ponds.</text:p>
      <text:p text:style-name="P6"><text:span text:style-name="T1"/></text:p>
      <text:p text:style-name="P3">We had agreed to meet at 9. It's 9:20. If it was anyone else, I wouldn't mind, but Pierce is never late. He's always the first to show up. Did something happen on their way here? </text:p>
      <text:p text:style-name="P6"><text:span text:style-name="T1"/></text:p>
      <text:p text:style-name="P3">Worried, I called some birds and asked them to search for a bunny guy with red eyes in exchange for fruit seeds and nuts. </text:p>
      <text:p text:style-name="P6"><text:span text:style-name="T1"/></text:p>
      <text:p text:style-name="P3">I waited for a while and the birds came back bringing a girl with them. A cute short girl with odd eyes, one golden and the other blue steel, pistachio green curly hair and a patchy skin. Strangely, part of her thigh was missing, like, it was there but I couldn't see it. Invisible? In her arms, there was a black bunny.</text:p>
      <text:p text:style-name="P6"><text:span text:style-name="T1"/></text:p>
      <text:p text:style-name="P3">The moment I looked at it, its face kinda crinkled making it look angry. </text:p>
      <text:p text:style-name="P6"><text:span text:style-name="T1"/></text:p>
      <text:p text:style-name="P3">I bursted out laughing. </text:p>
      <text:p text:style-name="P6"><text:span text:style-name="T1"/></text:p>
      <text:p text:style-name="P3">So that's how Pierce looks in full bunny form, how cute! It must be the peak week of his mating season, for him to not be able to control his transformation.</text:p>
      <text:p text:style-name="P6"><text:span text:style-name="T1"/></text:p>
      <text:p text:style-name="P3">"L-Lady? Why are you laughing?" The girl pulled my fur and looked up at me, clearly confused. </text:p>
      <text:p text:style-name="P6"><text:span text:style-name="T1"/></text:p>
      <text:p text:style-name="P3">"So, sorry! Let me catch my breath for a second-" I inhaled in deep. "Can I hold the bunny?"</text:p>
      <text:p text:style-name="P6"><text:span text:style-name="T1"/></text:p>
      <text:p text:style-name="P3">She nodded and raised Pierce so I could take him. </text:p>
      <text:p text:style-name="P6"><text:span text:style-name="T1"/></text:p>
      <text:p text:style-name="P3"><text:soft-page-break/>"What's your name, little kid?" </text:p>
      <text:p text:style-name="P6"><text:span text:style-name="T1"/></text:p>
      <text:p text:style-name="P3">"Linnett, I'm 8." She showed me eight fingers in her hands.</text:p>
      <text:p text:style-name="P6"><text:span text:style-name="T1"/></text:p>
      <text:p text:style-name="P3">"8 times 100 you mean." Pierce spoke sarcastically. </text:p>
      <text:p text:style-name="P6"><text:span text:style-name="T1"/></text:p>
      <text:p text:style-name="P3">"Hey, wanna sit here? I gotta talk a lil bit with this bunny." </text:p>
      <text:p text:style-name="P6"><text:span text:style-name="T1"/></text:p>
      <text:p text:style-name="P3">She sat quietly without complaining, distracting herself with the birds nearby. </text:p>
      <text:p text:style-name="P6"><text:span text:style-name="T1"/></text:p>
      <text:p text:style-name="P3">"So let's start from the beginning! What's going on here?" I looked at Pierce who was on my lap.</text:p>
      <text:p text:style-name="P6"><text:span text:style-name="T1"/></text:p>
      <text:p text:style-name="P3">"I wanted to meet with you for a reason. It's because I also have no idea what's going on. She's a Ghost Dragon or something, but she was cursed by a witch I guess."</text:p>
      <text:p text:style-name="P6"><text:span text:style-name="T1"/></text:p>
      <text:p text:style-name="P3">"I see… Gimme a sec." I turned around and called the girl. "Hey, so, uh, Pierce is taking care of you, right?"</text:p>
      <text:p text:style-name="P6"><text:span text:style-name="T1"/></text:p>
      <text:p text:style-name="P3">She nodded. </text:p>
      <text:p text:style-name="P6"><text:span text:style-name="T1"/></text:p>
      <text:p text:style-name="P6"><text:span text:style-name="T1">"He wants to understand you better, but he's not one of the brightest out there- Ouch! So could you explain what happened to you and maybe we can help?" </text:span></text:p>
      <text:p text:style-name="P6"><text:span text:style-name="T1"/></text:p>
      <text:p text:style-name="P3">"Oh, he told you about me." Her tone changed suddenly. "That's good. I don't need to keep pretending to be a child."</text:p>
      <text:p text:style-name="P6"><text:span text:style-name="T1"/></text:p>
      <text:p text:style-name="P3">"You can trust me! I've met dragons before!" </text:p>
      <text:p text:style-name="P6"><text:span text:style-name="T1"/></text:p>
      <text:p text:style-name="P3">"Then do you know what happens when a dragon dies?"</text:p>
      <text:p text:style-name="P6"><text:span text:style-name="T1"/></text:p>
      <text:p text:style-name="P3">"...Nope."</text:p>
      <text:p text:style-name="P6"><text:span text:style-name="T1"/></text:p>
      <text:p text:style-name="P3"><text:soft-page-break/>She sighed and cleaned her throat. "Firstly, I should introduce myself. My name is Nulaissoa. I used to be a mountain Dragon in my past life. I was killed by an army of humans while trying to defend my lair from being robbed of my treasures. Because of that, I became a Ghost Dragon. Among my treasures, there was a golden pearl necklace, my most treasured piece of my collection, it had a symbolic meaning and I spent centuries looking for it. I felt anguished, angered. I couldn't find it anywhere. I was trapped in the Purgatory and I knew that if I didn't find this necklace, I would never be able to rest and reincarnate…"</text:p>
      <text:p text:style-name="P6"><text:span text:style-name="T1"/></text:p>
      <text:p text:style-name="P3">Purgatory… She's right, if a creature leaves Addamah with deep regrets, she won't be able to rest and head to Gehenna or Caelus, she'll be stuck in the Purgatory, the plane between Gehenna and Addamah.</text:p>
      <text:p text:style-name="P6"><text:span text:style-name="T1"/></text:p>
      <text:p text:style-name="P3">"...I spent too long searching for this necklace that I ended up forgetting the true reason why I was searching for it so much, but even so, my soul was restless, agitated. Soon, I found a witch. A very powerful one. She claimed to have a solution to my suffering. She would let me rest by giving me a chance to find my golden necklace on Addamah in exchange for my powers. I readily accepted and signed her contract, but midway I guess she got annoyed and told me to shut up so instead of giving me a more useful shape, she trapped me in this little human body who can barely do anything on its own. Now I've finally found the golden necklace, but it no longer has any meaning to me. All I have to do is swallow it and I'll reach peace, but after experiencing the world in this little shape, I've come to enjoy it. I don't want to rest yet." </text:p>
      <text:p text:style-name="P6"><text:span text:style-name="T1"/></text:p>
      <text:p text:style-name="P3">This dragon… This dragon speaks too much. I understand why Pierce was so stressed out. </text:p>
      <text:p text:style-name="P6"><text:span text:style-name="T1"/></text:p>
      <text:p text:style-name="P3">She kept going on about her golden necklace and how moving around in a human body is difficult. In the first weeks, she was lost and hungry, got around by stealing food and sleeping under cardboard boxes. She knew where to go because she could feel the necklace's faint energy. They seem to have some kind of special connection I guess. Then, Pierce found her and offered a place to stay which she is very grateful but troublesome because she has to help with house chores. I guess dragons don't need to work, huh? She added that living with bunnies is cramped because there's too many of them in their village and that they mate like crazy. </text:p>
      <text:p text:style-name="P6"><text:span text:style-name="T1"/></text:p>
      <text:p text:style-name="P3">By the time we finished talking, it was already noon and Pierce was dozing off. We had lunch at a café and walked around at the market to digest the food. On our way back, I dropped by at Yenna's to tell her Pierce wouldn't be able to work tonight in his state. I introduced Nullaissoa to Yenna and Gayle, who were amazed to see their first dragon. Because she's in the body of a small child, I decided to walk them home (Pierce's village is way too far!). While walking, I thought that I was gonna go crazy because Nullaissoa kept talking about each treasure she used to have and Pierce kept complaining in my ears. I know I speak too much, but these two were unbearable! </text:p>
      <text:p text:style-name="P6"><text:span text:style-name="T1"/></text:p>
      <text:p text:style-name="P3">Sigh. What a busy Wednesday this was. I don't want to work tomorrow.</text:p>
      <text:p text:style-name="P6"><text:span text:style-name="T1"/></text:p>
      <text:h text:style-name="P10" text:outline-level="1"><text:soft-page-break/>09. Bunny meets…child?</text:h>
      <text:p text:style-name="P6"><text:span text:style-name="T1"/></text:p>
      <text:p text:style-name="P3">Pierce's POV</text:p>
      <text:p text:style-name="P6"><text:span text:style-name="T1"/></text:p>
      <text:p text:style-name="P3">~4 months ago (before chapter 3)~</text:p>
      <text:p text:style-name="P6"><text:span text:style-name="T1"/></text:p>
      <text:p text:style-name="P3">"Can't believe I managed to get here in time to buy this apple." I told myself with a proud smile.</text:p>
      <text:p text:style-name="P6"><text:span text:style-name="T1"/></text:p>
      <text:p text:style-name="P3">Indigo glossy apples were a rare thing in this region and you could only get your hands on them at this time of the year, right before Summer comes. Ever since I had a taste of these, no apple was ever a match for them. They are quite expensive so my money can only afford one. </text:p>
      <text:p text:style-name="P6"><text:span text:style-name="T1"/></text:p>
      <text:p text:style-name="P3">It's the holy weekend and I'm doing groceries in the town's street market. As usual, everywhere is so loud and stuffed with people I can't even focus. To make it worse, I'm trying to read the grocery checklist my parents gave me but my father's handwriting sucks. How am I supposed to go through this paper if I can't read?! Why didn't mom do it like always? What the fuck is "spinoih"?! Did he mean 'spinach'??? And what is this number supposed to be?! If it even is a number?! "4" or "9"?</text:p>
      <text:p text:style-name="P6"><text:span text:style-name="T1"/></text:p>
      <text:p text:style-name="P3">Sigh.</text:p>
      <text:p text:style-name="P6"><text:span text:style-name="T1"/></text:p>
      <text:p text:style-name="P3">I hate that I'm the one in charge of grocery shopping in this house. However, my parents are old and can't withstand crowded places for a long time or walking too much. My siblings are all slowpokes or assholes. That's why I have to do it. </text:p>
      <text:p text:style-name="P6"><text:span text:style-name="T1"/></text:p>
      <text:p text:style-name="P3">I don't do well in crowded and noisy places either, but after I started working at the tavern I got quite used to dealing with it. This crowd is nothing compared to a bunch of drunk men together blabbering and singing, if what they do can be considered singing. They destroy tables while playing card games and invade other people's personal spaces, and their screams are unbrarable. </text:p>
      <text:p text:style-name="P6"><text:span text:style-name="T1"/></text:p>
      <text:p text:style-name="P3">I had pretty much finished buying everything from the list (hoping I got the words right) and the Sheep Pharm was my last stop for the day. Sel told me she had gotten pink Marigold flower seeds as a gift and wanted me to have them. </text:p>
      <text:p text:style-name="P6"><text:span text:style-name="T1"/></text:p>
      <text:p text:style-name="P3"><text:soft-page-break/>Recently, I think Sel's up to something. She hasn't been dropping by at the tavern anymore and has been holed up in her store till late. She keeps talking about colors and fabric textures even though she's never shown interest in these things before. Well, whatever.</text:p>
      <text:p text:style-name="P6"><text:span text:style-name="T1"/></text:p>
      <text:p text:style-name="P6"><text:span text:style-name="T1">"That beggar stole my food!!! Catch her!!!" A merchant yelled pointing in the direction I was coming from.</text:span></text:p>
      <text:p text:style-name="P6"><text:span text:style-name="T1"/></text:p>
      <text:p text:style-name="P3">That's when a little girl in rags rushed past me with people chasing after her.</text:p>
      <text:p text:style-name="P6"><text:span text:style-name="T1"/></text:p>
      <text:p text:style-name="P3">"Hey!"</text:p>
      <text:p text:style-name="P6"><text:span text:style-name="T1"/></text:p>
      <text:p text:style-name="P3">"It's that girl! Go get her!"</text:p>
      <text:p text:style-name="P6"><text:span text:style-name="T1"/></text:p>
      <text:p text:style-name="P3">"Gotcha!!!"</text:p>
      <text:p text:style-name="P3"><text:s/></text:p>
      <text:p text:style-name="P3">A bulky man caught her by the collar and raised the girl, showing to the people around.</text:p>
      <text:p text:style-name="P6"><text:span text:style-name="T1"/></text:p>
      <text:p text:style-name="P3">"Stealing isn't nice, kid."</text:p>
      <text:p text:style-name="P6"><text:span text:style-name="T1"/></text:p>
      <text:p text:style-name="P3">And I started hearing whispers.</text:p>
      <text:p text:style-name="P6"><text:span text:style-name="T1"/></text:p>
      <text:p text:style-name="P3">"Can't believe there are still thieves in this town."</text:p>
      <text:p text:style-name="P6"><text:span text:style-name="T1"/></text:p>
      <text:p text:style-name="P3">"Doesn't she look like a beggar?"</text:p>
      <text:p text:style-name="P6"><text:span text:style-name="T1"/></text:p>
      <text:p text:style-name="P3">"Poor girl, that man shouldn't shame her like that."</text:p>
      <text:p text:style-name="P6"><text:span text:style-name="T1"/></text:p>
      <text:p text:style-name="P3">"Beggar? I'm sure she's a prostitute."</text:p>
      <text:p text:style-name="P6"><text:span text:style-name="T1"/></text:p>
      <text:p text:style-name="P3">…Ugh. Y'all could just shut the fuck up.</text:p>
      <text:p text:style-name="P6"><text:span text:style-name="T1"/></text:p>
      <text:p text:style-name="P6"><text:soft-page-break/><text:span text:style-name="T1">"Enough with that. Stop with this unnecessary show. She's my sister." I raised my voice and cut through the crowd, reaching for the girl. "I didn't want to buy her sweets so she got angry and did this. Please, put her down."</text:span></text:p>
      <text:p text:style-name="P6"><text:span text:style-name="T1"/></text:p>
      <text:p text:style-name="P3">"Your sister, huh. My bad, but you better pay for the food she stole." The guy didn't seem convinced, but released her anyway. </text:p>
      <text:p text:style-name="P6"><text:span text:style-name="T1"/></text:p>
      <text:p text:style-name="P3">"I'll pay. Thanks." </text:p>
      <text:p text:style-name="P6"><text:span text:style-name="T1"/></text:p>
      <text:p text:style-name="P3">I held her arm and pulled her with me, feeling the discriminating gazes upon us and more whispers than before. I wanted to get out of there fast. Thankfully, the crowd dissolved and everybody went back to minding their own businesses.</text:p>
      <text:p text:style-name="P6"><text:span text:style-name="T1"/></text:p>
      <text:p text:style-name="P3">"Is what you stole all you want to eat?" I asked her after bringing us to a quieter spot. Looking closely, she seemed to be around 7 or something. <text:s/></text:p>
      <text:p text:style-name="P6"><text:span text:style-name="T1"/></text:p>
      <text:p text:style-name="P3">She quietly nodded, avoiding my gaze. </text:p>
      <text:p text:style-name="P6"><text:span text:style-name="T1"/></text:p>
      <text:p text:style-name="P3">"Your name. What is it?"</text:p>
      <text:p text:style-name="P6"><text:span text:style-name="T1"/></text:p>
      <text:p text:style-name="P3">"...Linnett." </text:p>
      <text:p text:style-name="P6"><text:span text:style-name="T1"/></text:p>
      <text:p text:style-name="P3">"Linnett, do you have somewhere to stay? Or someone you know around here?"</text:p>
      <text:p text:style-name="P6"><text:span text:style-name="T1"/></text:p>
      <text:p text:style-name="P3">From what I could tell, she had been living in the streets for some time. Her face was dirty and she was reeking of something unidentified. As I expected, she didn't give a positive answer for any of my questions. </text:p>
      <text:p text:style-name="P6"><text:span text:style-name="T1"/></text:p>
      <text:p text:style-name="P6"><text:span text:style-name="T1">…I really should stop with this habit of sticking my nose into other people's shit the way Seleni does.</text:span></text:p>
      <text:p text:style-name="P6"><text:span text:style-name="T1"/></text:p>
      <text:p text:style-name="P3">"Sigh...Come with me. I'll find you a place to stay. I promise I'm not suspicious." I didn't sound very convincing with this phrase.</text:p>
      <text:p text:style-name="P6"><text:span text:style-name="T1"/></text:p>
      <text:p text:style-name="P3"><text:soft-page-break/>She instantly turned at me and her eyes sparkled when she heard my words. Her bangs were covering her eyes and she was facing downwards before, but now, I can see she's a cute kid. I hope dad and mom won't mind if she stays with us for a couple days. Well, I'm the one who will have the workload increased one way or another.</text:p>
      <text:p text:style-name="P6"><text:span text:style-name="T1"/></text:p>
      <text:p text:style-name="P3">"Promise me you won't steal anything. If you steal, I'll kick you out."</text:p>
      <text:p text:style-name="P6"><text:span text:style-name="T1"/></text:p>
      <text:p text:style-name="P3">She shook her head in agreement. I guess she doesn't say much. Shy maybe?</text:p>
      <text:p text:style-name="P6"><text:span text:style-name="T1"/></text:p>
      <text:p text:style-name="P3">I ended up forgetting to stop by at Seleni's.</text:p>
      <text:p text:style-name="P6"><text:span text:style-name="T1"/></text:p>
      <text:p text:style-name="P3">Some weeks passed and she quickly got used to our lifestyle and even learned some words in our language. Even though she's just a kid, she didn't cause problems. What surprised me the most is that she didn't go to school but was way more intelligent than me. A thing I noticed is that she would never leave my side and kept staring at my neck.</text:p>
      <text:p text:style-name="P6"><text:span text:style-name="T1"/></text:p>
      <text:p text:style-name="P3">"Linnett. Time to eat." I brought some veggie stew in a bowl and gave it to her. </text:p>
      <text:p text:style-name="P6"><text:span text:style-name="T1"/></text:p>
      <text:p text:style-name="P3">"Thank you, mister."</text:p>
      <text:p text:style-name="P6"><text:span text:style-name="T1"/></text:p>
      <text:p text:style-name="P3">For the first time, she thanked me for something. </text:p>
      <text:p text:style-name="P6"><text:span text:style-name="T1"/></text:p>
      <text:p text:style-name="P6"><text:span text:style-name="T1">"Mister."</text:span></text:p>
      <text:p text:style-name="P6"><text:span text:style-name="T1"/></text:p>
      <text:p text:style-name="P3">"Hm?"</text:p>
      <text:p text:style-name="P6"><text:span text:style-name="T1"/></text:p>
      <text:p text:style-name="P3">"That necklace on you, can I touch it?" She pointed to my neck.</text:p>
      <text:p text:style-name="P6"><text:span text:style-name="T1"/></text:p>
      <text:p text:style-name="P3">"This?" I took off my necklace and handed it to her. "Here."</text:p>
      <text:p text:style-name="P6"><text:span text:style-name="T1"/></text:p>
      <text:p text:style-name="P3">She kept staring at it, like it was her favorite toy.</text:p>
      <text:p text:style-name="P6"><text:span text:style-name="T1"/></text:p>
      <text:p text:style-name="P3"><text:soft-page-break/>"It's beautiful, isn't it? It was a gift from my grandparents, they told me as long as I cherished it, it would never taint or lose its beauty. They liked to say that each golden pearl shined differently cuz each one was a different happy moment they shared together."</text:p>
      <text:p text:style-name="P6"><text:span text:style-name="T1"/></text:p>
      <text:p text:style-name="P3">"...I no longer feel anything by looking at this. I guess it's no use." She spoke under her breath. </text:p>
      <text:p text:style-name="P6"><text:span text:style-name="T1"/></text:p>
      <text:p text:style-name="P3">What. Her voice suddenly changed. What's going on.</text:p>
      <text:p text:style-name="P6"><text:span text:style-name="T1"/></text:p>
      <text:p text:style-name="P3">She turned around and gave me back the necklace. Her eyes glowed.</text:p>
      <text:p text:style-name="P6"><text:span text:style-name="T1"/></text:p>
      <text:p text:style-name="P3">"My name is Nullaissoa."</text:p>
      <text:p text:style-name="P6"><text:span text:style-name="T1"/></text:p>
      <text:p text:style-name="P6"><text:span text:style-name="T1"/></text:p>
      <text:h text:style-name="P10" text:outline-level="1">10. Mondays</text:h>
      <text:p text:style-name="P3">Seleni's POV</text:p>
      <text:p text:style-name="P6"><text:span text:style-name="T1"/></text:p>
      <text:p text:style-name="P6"><text:span text:style-name="T1">Today is Monday. The day I hate and love the most. I hate it because I don't have time to catch a breather and eat lunch at all. I love it because the faces of happy and thankful people are priceless. It reminds me how I love helping others.</text:span></text:p>
      <text:p text:style-name="P6"><text:span text:style-name="T1"/></text:p>
      <text:p text:style-name="P3">"Your cat, ma'am, is healthy! He's just being pouty cuz he lost in a street fight. Don't worry, he'll be back to normal once he gets over his defeat!"</text:p>
      <text:p text:style-name="P6"><text:span text:style-name="T1"/></text:p>
      <text:p text:style-name="P3">"Sir, seems like your cow just lost her best friend and is mourning. I advise you to stay close to her during her grief and don't forget to feed and pet her, ok?" </text:p>
      <text:p text:style-name="P6"><text:span text:style-name="T1"/></text:p>
      <text:p text:style-name="P3">"Little boy, I'm sorry. Your fish told me it's ready to ascend to Caelus and that it loves you very much. He thanked you for feeding him everyday. I'll sing for him so he can ascend peacefully, alright?"</text:p>
      <text:p text:style-name="P6"><text:span text:style-name="T1"/></text:p>
      <text:p text:style-name="P3">"Lady, your daughter needs to be transferred to a better hospital. I don't know what happened, but she seems worse than the last time you brought her to me. I'll sing to relieve her pain, but please, seek another hospital. She is smelling of dangerous medicine."</text:p>
      <text:p text:style-name="P6"><text:soft-page-break/><text:span text:style-name="T1"/></text:p>
      <text:p text:style-name="P3">"Your pain is gone! Now you can go to your girlfriend's birthday party!"</text:p>
      <text:p text:style-name="P6"><text:span text:style-name="T1"/></text:p>
      <text:p text:style-name="P3">"No problem! Remember to stay hydrated!"</text:p>
      <text:p text:style-name="P6"><text:span text:style-name="T1"/></text:p>
      <text:p text:style-name="P3">"Here's a sticker cuz you're a good kid!"</text:p>
      <text:p text:style-name="P6"><text:span text:style-name="T1"/></text:p>
      <text:p text:style-name="P3">"Wow! You have improved so much since last week! Here's a herbal pouch!"</text:p>
      <text:p text:style-name="P6"><text:span text:style-name="T1"/></text:p>
      <text:p text:style-name="P3">"Hey! I saw you! No cutting in line!"</text:p>
      <text:p text:style-name="P6"><text:span text:style-name="T1"/></text:p>
      <text:p text:style-name="P6"><text:span text:style-name="T1">"Please! Stay in line!"</text:span></text:p>
      <text:p text:style-name="P6"><text:span text:style-name="T1"/></text:p>
      <text:p text:style-name="P3">"Next!"</text:p>
      <text:p text:style-name="P6"><text:span text:style-name="T1"/></text:p>
      <text:p text:style-name="P3">I inhaled in as much air as I could and exhaled it all in a big sigh. </text:p>
      <text:p text:style-name="P6"><text:span text:style-name="T1"/></text:p>
      <text:p text:style-name="P3">It's over!</text:p>
      <text:p text:style-name="P6"><text:span text:style-name="T1"/></text:p>
      <text:p text:style-name="P3">I gulped down wine and water, finally having a chance to rest. </text:p>
      <text:p text:style-name="P6"><text:span text:style-name="T1"/></text:p>
      <text:p text:style-name="P3">Sat in the chair, I covered my eyes with a wet towel and tried to doze off a bit. </text:p>
      <text:p text:style-name="P6"><text:span text:style-name="T1"/></text:p>
      <text:p text:style-name="P3">"Ma'am." </text:p>
      <text:p text:style-name="P6"><text:span text:style-name="T1"/></text:p>
      <text:p text:style-name="P3">Who? </text:p>
      <text:p text:style-name="P6"><text:span text:style-name="T1"/></text:p>
      <text:p text:style-name="P3">I looked up to see none other than Deldrach, who was pushing a wheelchair with a teenage Elf who looked identical to him, but his eyes were covered in bandages.</text:p>
      <text:p text:style-name="P6"><text:span text:style-name="T1"/></text:p>
      <text:p text:style-name="P3"><text:soft-page-break/>What does he want this time? </text:p>
      <text:p text:style-name="P6"><text:span text:style-name="T1"/></text:p>
      <text:p text:style-name="P3"><text:s/>"Good afternoon, sir! How can I help you?" I stood up and put on my customer smile. </text:p>
      <text:p text:style-name="P6"><text:span text:style-name="T1"/></text:p>
      <text:p text:style-name="P3">Again, his face was upset.</text:p>
      <text:p text:style-name="P6"><text:span text:style-name="T1"/></text:p>
      <text:p text:style-name="P3">"...My brother is in pain. I request you sing for him."</text:p>
      <text:p text:style-name="P6"><text:span text:style-name="T1"/></text:p>
      <text:p text:style-name="P3">"Why should I?" I glared at him, but my tail was tucked between my legs.</text:p>
      <text:p text:style-name="P6"><text:span text:style-name="T1"/></text:p>
      <text:p text:style-name="P3"><text:s/>"It's an order and you have to obey it." </text:p>
      <text:p text:style-name="P6"><text:span text:style-name="T1"/></text:p>
      <text:p text:style-name="P3">I hate the way he speaks.</text:p>
      <text:p text:style-name="P6"><text:span text:style-name="T1"/></text:p>
      <text:p text:style-name="P3">"I don't see how my service is of use to you. You can afford the bestest of doctors in this country." I turned my back to him and walked away.</text:p>
      <text:p text:style-name="P6"><text:span text:style-name="T1"/></text:p>
      <text:p text:style-name="P3">"...Please." </text:p>
      <text:p text:style-name="P6"><text:span text:style-name="T1"/></text:p>
      <text:p text:style-name="P3">Did he just say please?!</text:p>
      <text:p text:style-name="P6"><text:span text:style-name="T1"/></text:p>
      <text:p text:style-name="P3">Surprised, I decided to give him a chance. His brother, the Elf on the wheelchair tugged Deldrach's suit and spoke:</text:p>
      <text:p text:style-name="P6"><text:span text:style-name="T1"/></text:p>
      <text:p text:style-name="P3">"Deldrach, I thought I told you to stop with this sick behavior." </text:p>
      <text:p text:style-name="P6"><text:span text:style-name="T1"/></text:p>
      <text:p text:style-name="P3">"My apologies, Eliath." Deldrach lowered his head.</text:p>
      <text:p text:style-name="P6"><text:span text:style-name="T1"/></text:p>
      <text:p text:style-name="P3">WHAT. Who is this guy?! </text:p>
      <text:p text:style-name="P6"><text:span text:style-name="T1"/></text:p>
      <text:p text:style-name="P3"><text:soft-page-break/>"Lady," the Elf looked at me, "I've heard your lullaby does miracles. I don't expect you to cure my blindness, much less my lower limbs, but perhaps, you could lessen the pain I feel everytime the sun hits my eyes. I beg of you and as for compensation, I brought with myself a generous amount of gold."</text:p>
      <text:p text:style-name="P6"><text:span text:style-name="T1"/></text:p>
      <text:p text:style-name="P6"><text:span text:style-name="T1">"I won't accept your gold. I don't heal people for money." I approached the blind Elf. "Can I take off these bandages?"</text:span></text:p>
      <text:p text:style-name="P6"><text:span text:style-name="T1"/></text:p>
      <text:p text:style-name="P3">"I see you have a kind soul unlike this brother of mine. Yes, you may take them off." </text:p>
      <text:p text:style-name="P6"><text:span text:style-name="T1"/></text:p>
      <text:p text:style-name="P3">I held back a laugh and unfolded the bandages which slowly revealed a skin full of burn scars around it. His eyes were bare, white and empty.</text:p>
      <text:p text:style-name="P6"><text:span text:style-name="T1"/></text:p>
      <text:p text:style-name="P3">My Goat…What happened to this guy? </text:p>
      <text:p text:style-name="P6"><text:span text:style-name="T1"/></text:p>
      <text:p text:style-name="P3">"You must be shocked…" He spoke, showing a sad smile. </text:p>
      <text:p text:style-name="P6"><text:span text:style-name="T1"/></text:p>
      <text:p text:style-name="P3">I couldn't say anything.</text:p>
      <text:p text:style-name="P6"><text:span text:style-name="T1"/></text:p>
      <text:p text:style-name="P3">"...My family, is rather difficult-" </text:p>
      <text:p text:style-name="P6"><text:span text:style-name="T1"/></text:p>
      <text:p text:style-name="P3">"Eliath, we have no need to share private matters." Deldrach interrupted him.</text:p>
      <text:p text:style-name="P6"><text:span text:style-name="T1"/></text:p>
      <text:p text:style-name="P3">"Well, our family is one of the reasons you have such a foul personality." </text:p>
      <text:p text:style-name="P6"><text:span text:style-name="T1"/></text:p>
      <text:p text:style-name="P3">Pfft!!!</text:p>
      <text:p text:style-name="P6"><text:span text:style-name="T1"/></text:p>
      <text:p text:style-name="P3">Eliath cleared his throat. </text:p>
      <text:p text:style-name="P6"><text:span text:style-name="T1"/></text:p>
      <text:p text:style-name="P6"><text:span text:style-name="T1">"Firstly, I would like to apologize for interrupting your day. I'm sure you're in dire need of some rest. However, I've heard many good things about you and to be honest, it's like a dream come true to be able to meet you here today, you see, I'm not supposed to be outside and I begged Deldrach to help me sneak out. If it's possible, I would like us to speak somewhere a bit more private."</text:span></text:p>
      <text:p text:style-name="P6"><text:soft-page-break/><text:span text:style-name="T1"/></text:p>
      <text:p text:style-name="P3">I nodded and led them to the backrooms of my store. We sat down and after a long breath, Eliath started telling his story.</text:p>
      <text:p text:style-name="P6"><text:span text:style-name="T1"/></text:p>
      <text:p text:style-name="P3">"...I was born an Elf of black eyes and useless legs. It was a huge shock to our aristocrat parents who live to preach about our 'almighty' race. For them, I was an insult, a disgrace to our bloodline. After all, Elves with black eyes are believed to bring misfortune and, consequently, excluded from their community."</text:p>
      <text:p text:style-name="P6"><text:span text:style-name="T1"/></text:p>
      <text:p text:style-name="P3">I've heard that before when I was young. The elders used to tell us that black eyes meant that the Elf's soul was touched by the Devil before coming to Addamah (Earth). </text:p>
      <text:p text:style-name="P6"><text:span text:style-name="T1"/></text:p>
      <text:p text:style-name="P3">"Desperate to deny my existence, our parents didn't allow me to go outside our household nor see anyone at all. But rumours started to grow and my parents just couldn't hide me forever. Then that night came…. I woke up and my eyes were burning, it hurt so much and I struggled and screamed but father wouldn't release my hands while mother cried on top of me, with the lighter in her hands. Fortunately, Deldrach barged in and stopped them from going further."</text:p>
      <text:p text:style-name="P6"><text:span text:style-name="T1"/></text:p>
      <text:p text:style-name="P3">What the fuck…</text:p>
      <text:p text:style-name="P6"><text:span text:style-name="T1"/></text:p>
      <text:p text:style-name="P3">That's horrible. Evil.</text:p>
      <text:p text:style-name="P6"><text:span text:style-name="T1"/></text:p>
      <text:p text:style-name="P3">I couldn't hide the disgust and horror in my face from showing and I held Eliath's hands to try to comfort him.</text:p>
      <text:p text:style-name="P6"><text:span text:style-name="T1"/></text:p>
      <text:p text:style-name="P3">He awkwardly chuckled, with a painful expression. </text:p>
      <text:p text:style-name="P6"><text:span text:style-name="T1"/></text:p>
      <text:p text:style-name="P6"><text:span text:style-name="T1">"It might sound silly now, but growing up, you were kinda like a fairy tale to me. I liked to hear the maids talking about how this wonderful Satyress healed their children miraculously and inside me started to grow a spark of hope. What if she could heal me? Y'know, I was just a kid and… I wanted my vision back," his eyes started to tear up, "...I loved my black eyes…! How was I supposed to understand why my parents hated me?! I was just a kid!"</text:span></text:p>
      <text:p text:style-name="P6"><text:span text:style-name="T1"/></text:p>
      <text:p text:style-name="P3">Eliath bursted into tears and I hugged him, also teary-eyed. Deldrach stood by our side, quiet, with a pained look on his face.</text:p>
      <text:p text:style-name="P6"><text:span text:style-name="T1"/></text:p>
      <text:p text:style-name="P3"><text:soft-page-break/>With hiccups, he calmed himself down and his tone did too. </text:p>
      <text:p text:style-name="P6"><text:span text:style-name="T1"/></text:p>
      <text:p text:style-name="P3">"As crazy as it sounds, I don't blame my parents for what happened to me. I felt the sadness in my parents' hands when they held me that night… What I truly hate is this society that drove them to act this way. I hate the ranks. I hate the people that decided that it was ok to divide living beings on who could step on who and who they had to bow down to."</text:p>
      <text:p text:style-name="P6"><text:span text:style-name="T1"/></text:p>
      <text:p text:style-name="P3">Our society's caste system. It's just what it sounds like. The races are ranked according to their lifespan and individual power, gods and the Devil being at the absolute top of the ranking. Humans are in the middle and the Undead and Decayed are at the bottom of the list. The Elves belong to the higher ranks and they can be quite the prideful people. I understand Eliath's hatred for the ranking as we share the same opinion, I was also treated differently by the other Elves.</text:p>
      <text:p text:style-name="P6"><text:span text:style-name="T1"/></text:p>
      <text:p text:style-name="P3">I sang for Eliath and as expected, it did not bring his sight back, but even so he was happy to have met me. We talked some more and I discovered that the reason Deldrach kept visiting my drugstore was to judge if I was good enough to meet his brother (Although I didn't believe it that much). For some reason, I didn't feel as much afraid of Deldrach because of Eliath, who assured me that he would never let anyone touch my drugstore.</text:p>
      <text:p text:style-name="P6"><text:span text:style-name="T1"/></text:p>
      <text:p text:style-name="P3">"Deldrach had commented about this before, but your store does smell of those pouches we like to make as a way of warding evil spirits." </text:p>
      <text:p text:style-name="P6"><text:span text:style-name="T1"/></text:p>
      <text:p text:style-name="P3">"Oh!" I giggled. "I learned to make these as a kid and now I just make them for fun cuz they're cute and smell nice. Do you want one?" </text:p>
      <text:p text:style-name="P6"><text:span text:style-name="T1"/></text:p>
      <text:p text:style-name="P3">"I would love to, but I wouldn't be able to hide it from our family. Your pouches have this faint trace of Drow and although I don't mind it, I would hate to see it being thrown away or even burned by my parents. Deldrach and his ass also dislikes Drows." </text:p>
      <text:p text:style-name="P6"><text:span text:style-name="T1"/></text:p>
      <text:p text:style-name="P3">I'm confused. Drow?</text:p>
      <text:p text:style-name="P6"><text:span text:style-name="T1"/></text:p>
      <text:p text:style-name="P3">"For real? Are you sure about the Drow part? I don't remember any Drows growing up…" I tilted my head to the side.</text:p>
      <text:p text:style-name="P6"><text:span text:style-name="T1"/></text:p>
      <text:p text:style-name="P3">"Is that so? Strange. I thought you were aware."</text:p>
      <text:p text:style-name="P6"><text:soft-page-break/><text:span text:style-name="T1"/></text:p>
      <text:p text:style-name="P3">"Hm. Whatever! Maybe there were Drows in my village and I just don't remember them!"</text:p>
      <text:p text:style-name="P6"><text:span text:style-name="T1"/></text:p>
      <text:h text:style-name="P10" text:outline-level="1">11. Who am I again?</text:h>
      <text:p text:style-name="P6"><text:span text:style-name="T1"/></text:p>
      <text:p text:style-name="P3">I guess it's already time I've told my own story! </text:p>
      <text:p text:style-name="P6"><text:span text:style-name="T1"/></text:p>
      <text:p text:style-name="P3">Born and raised in Gallserin, a far away village inside a dense jungle on a small island! If you tell me to go back home right now I wouldn't have any idea where to start from! That's how hidden it is from the world! </text:p>
      <text:p text:style-name="P6"><text:span text:style-name="T1"/></text:p>
      <text:p text:style-name="P3">Gallserin is a village of proud Elves who, many centuries ago, welcomed in my family of 4 satyrs: my grandpops, dad, mom and me! <text:s/></text:p>
      <text:p text:style-name="P3">As part of the culture, they gave me a child name*: Syllin! Because it sounded like my actual name! </text:p>
      <text:p text:style-name="P6"><text:span text:style-name="T1"/></text:p>
      <text:p text:style-name="P3">Before I became a teenager, my parents passed away due to a rare disease and none of the adults would let me near them cuz of how contagious it was. As a kid, I didn't understand what was happening. I just kept praying every night for my parents to get better and was scolded by the elders for saying that the gods didn't care about my parents. After that it was just me and grandpops.</text:p>
      <text:p text:style-name="P6"><text:span text:style-name="T1"/></text:p>
      <text:p text:style-name="P3">Living among Elves, I learned a ton of stuff with them such as hunting, gardening, crafting and archery. From my grandpops, I learned to sing and to control my abilities. Eventually, I've also come to learn that I hated how the other Elves my age excluded me from their games and conversations. All because I didn't belong among them.</text:p>
      <text:p text:style-name="P6"><text:span text:style-name="T1"/></text:p>
      <text:p text:style-name="P3">It didn't take long for pops to pass away of age and soon after reaching maturity I left our home to have a taste of the outside world. </text:p>
      <text:p text:style-name="P6"><text:span text:style-name="T1"/></text:p>
      <text:p text:style-name="P3">Living as a gypsy selling medicine (unlicensed, oops!) and healing people, I visited various countries throughout my journey. I made friends and acquaintances with every kind of living being: Goblins, Orcs, Dwarves, Humans, Mermaids, Tieflings, Unicorns and many more! Except for the supreme creatures — Gods, Devil, Demons and Angels! </text:p>
      <text:p text:style-name="P6"><text:span text:style-name="T1"/></text:p>
      <text:p text:style-name="P3">Too little is known about them.</text:p>
      <text:p text:style-name="P6"><text:soft-page-break/><text:span text:style-name="T1"/></text:p>
      <text:p text:style-name="P3">Just as we can't step into their lands (Caelus and Gehenna) through normal means, they can't come to Addamah either. </text:p>
      <text:p text:style-name="P6"><text:span text:style-name="T1"/></text:p>
      <text:p text:style-name="P3">All of these beings' presences are way too powerful to be able to be seen by us Addamah creatures. Their true forms are basically unknown. </text:p>
      <text:p text:style-name="P6"><text:span text:style-name="T1"/></text:p>
      <text:p text:style-name="P3">So here is a small description of them according to what I've heard and read: </text:p>
      <text:p text:style-name="P3"><text:s text:c="4"/>• All of them are immortal.</text:p>
      <text:p text:style-name="P6"><text:span text:style-name="T1"><text:s text:c="4"/>• Gods have 3 eyes or more, being able to see everything and everywhere. Together, they rule Caelus. They can only come physically to Addamah through possessions. They can choose to possess anything like a river or a Human. Oh, but they can communicate with Addamah through dreams or use their powers. </text:span></text:p>
      <text:p text:style-name="P3"><text:s text:c="4"/>• Angels will always have their eyes covered. It can be a cloth, their own feathers, sewn eyes, horns, anything. Or they may be blind. They can reach Addamah through possessions of irrational living beings of Nature or if a God has power enough to send them to Addamah in a material form.</text:p>
      <text:p text:style-name="P3"><text:s text:c="4"/>• Demons' true shapes can be seen by Infernal or Celestial beings. They can reach Addamah through soul contracts, which means, finding a living being to be their gate from Gehenna to Addamah. Their soul contracts are speculated to be very tempting, but with dangerous consequences.</text:p>
      <text:p text:style-name="P3"><text:s text:c="4"/>• The Devil. I've no info at all. I just know that he has ruled Gehenna since Lunætta (our world) was born and no God can take him by themselves. He has never stepped outside Gehenna.</text:p>
      <text:p text:style-name="P6"><text:span text:style-name="T1"/></text:p>
      <text:p text:style-name="P3">The Devil and the Gods have for millennia kept the balance between the Planes of Existence (Caelus, Gehenna, Addamah, the Purgatory and the Dream planes).</text:p>
      <text:p text:style-name="P6"><text:span text:style-name="T1"/></text:p>
      <text:p text:style-name="P3">I'm very interested in them and I liked to hear stories from the Elf elders in my village of their mighty powers. Though, I hope I never meet any of them in this life. I'm way too much of a coward for that. </text:p>
      <text:p text:style-name="P6"><text:span text:style-name="T1"/></text:p>
      <text:p text:style-name="P3">…I think I went a little off track.</text:p>
      <text:p text:style-name="P6"><text:span text:style-name="T1"/></text:p>
      <text:p text:style-name="P3">Back to me! </text:p>
      <text:p text:style-name="P6"><text:span text:style-name="T1"/></text:p>
      <text:p text:style-name="P3">As an adult nearing the elderly stage, the years kept passing by one after another and I noticed the strangest thing ever in me: when will my grey hair start to grow?! Where are my wrinkles?! Where is the back pain my pops used to complain about every single minute of his elderly life?! </text:p>
      <text:p text:style-name="P6"><text:soft-page-break/><text:span text:style-name="T1"/></text:p>
      <text:p text:style-name="P3">Nothing was happening to me. It was like time kept going, but frozen for my body. I still felt the same way as I did when I was young. Energetic and with a beautiful face.</text:p>
      <text:p text:style-name="P6"><text:span text:style-name="T1"/></text:p>
      <text:p text:style-name="P6"><text:span text:style-name="T1">It was way too weird. </text:span></text:p>
      <text:p text:style-name="P6"><text:span text:style-name="T1"/></text:p>
      <text:p text:style-name="P3">I decided to consult doctors and check whatever was happening to me, but they were all just scared that I had deals with demons or used forbidden magic. </text:p>
      <text:p text:style-name="P6"><text:span text:style-name="T1"/></text:p>
      <text:p text:style-name="P3">The wise and wizards also had no definite answer to my case. To them, I was either blessed or punished in my past life, or maybe I was just immortal.</text:p>
      <text:p text:style-name="P6"><text:span text:style-name="T1"/></text:p>
      <text:p text:style-name="P3">I tried to tell them about my nightmares and my sudden sleep deprived month every century to see if it could have a connection. But how could I even prove they were real if every symptom just disappeared like it never happened?! Even I could only remember about them cuz of my journaling! They thought I was crazy. </text:p>
      <text:p text:style-name="P6"><text:span text:style-name="T1"/></text:p>
      <text:p text:style-name="P3">If people don't understand, what about the books? Perhaps they had an answer. Book libraries became my second home. Every day I spent some time in the city libraries searching for a lead, a hint of what could be happening to me. No use. The good side is that I gained a ton of knowledge about various things. </text:p>
      <text:p text:style-name="P6"><text:span text:style-name="T1"/></text:p>
      <text:p text:style-name="P3">Life was being too confusing, agonizing. </text:p>
      <text:p text:style-name="P6"><text:span text:style-name="T1"/></text:p>
      <text:p text:style-name="P3">I believe myself to be immortal and cursed. It's an easier conclusion than to keep running after the real truth and maybe, it's true that I could have been cursed. </text:p>
      <text:p text:style-name="P6"><text:span text:style-name="T1"/></text:p>
      <text:p text:style-name="P3">One day a thought crossed my mind in a flash:</text:p>
      <text:p text:style-name="P6"><text:span text:style-name="T1"/></text:p>
      <text:p text:style-name="P3">What if I died tomorrow? </text:p>
      <text:p text:style-name="P6"><text:span text:style-name="T1"/></text:p>
      <text:p text:style-name="P3">I went on a rampage, doing everything I wanted to do. I threw parties, I tasted all kinds of exotic food, I dated, I visited beautiful places…this went on for centuries…till I reached the end of my bucket list.</text:p>
      <text:p text:style-name="P6"><text:span text:style-name="T1"/></text:p>
      <text:p text:style-name="P6"><text:span text:style-name="T1">There I was sleeping under the trees. No place to call home. Broke, unwilling, but still alive.</text:span></text:p>
      <text:p text:style-name="P6"><text:soft-page-break/><text:span text:style-name="T1"/></text:p>
      <text:p text:style-name="P3">I was bored. I was anguished. I lived for too long and nothing seemed to sparkle anymore. </text:p>
      <text:p text:style-name="P6"><text:span text:style-name="T1"/></text:p>
      <text:p text:style-name="P3">…What if I took my own- </text:p>
      <text:p text:style-name="P6"><text:span text:style-name="T1"/></text:p>
      <text:p text:style-name="P3">"Are you ok, lady?"</text:p>
      <text:p text:style-name="P6"><text:span text:style-name="T1"/></text:p>
      <text:p text:style-name="P3">Like a shining and pure light, the Smoothbreads appeared in my life and brought back my joy to keep on living.</text:p>
      <text:p text:style-name="P6"><text:span text:style-name="T1"/></text:p>
      <text:p text:style-name="P3">From then on, I swore to myself I had to keep on living cheerfully, no matter what. Even if I felt lonely and sad, I had to be strong and rely on the people that were there for me in the moment and not dwell on the ones that had gone away or the ones about to.</text:p>
      <text:p text:style-name="P3">I decided that I didn't need to understand why I was still alive. It was ok to just live and enjoy life countless times.</text:p>
      <text:p text:style-name="P6"><text:span text:style-name="T1"/></text:p>
      <text:p text:style-name="P3">So…who am I again? </text:p>
      <text:p text:style-name="P6"><text:span text:style-name="T1"/></text:p>
      <text:p text:style-name="P3">In a nutshell, I'm a happy Satyress of almost 4 thousand years old who goes through a painful month of nightmares and sleepless nights each century! </text:p>
      <text:p text:style-name="P6"><text:span text:style-name="T1"/></text:p>
      <text:p text:style-name="P6"><text:span text:style-name="T1"/></text:p>
      <text:p text:style-name="P6"><text:span text:style-name="T1"/></text:p>
      <text:p text:style-name="P3">…</text:p>
      <text:p text:style-name="P6"><text:span text:style-name="T1"/></text:p>
      <text:p text:style-name="P3">*Child name: : a name which Elves are called by before they reach maturity (~100 yo), usually short and unisex. After that they can choose their own names.</text:p>
      <text:p text:style-name="P6"><text:span text:style-name="T1"/></text:p>
      <text:p text:style-name="P6"><text:span text:style-name="T1"/></text:p>
      <text:p text:style-name="P3">[Hello! It's me, the author! With this chapter we conclude the First Arc of this story! Thank you so much for reading it till here! Next chapter will be an Interlude and from then on we'll have the intro of new characters!]</text:p>
      <text:p text:style-name="P6"><text:span text:style-name="T1"/></text:p>
      <text:p text:style-name="P6"><text:span text:style-name="T1"/></text:p>
      <text:p text:style-name="P6"><text:soft-page-break/><text:span text:style-name="T1"/></text:p>
      <text:h text:style-name="P10" text:outline-level="1">Interlude - Memories I</text:h>
      <text:p text:style-name="P6"><text:span text:style-name="T1"/></text:p>
      <text:p text:style-name="P3">"You're all so lovely today~" </text:p>
      <text:p text:style-name="P6"><text:span text:style-name="T1"/></text:p>
      <text:p text:style-name="P3">I watered the lily flower buds on the ground and started chanting my spell. <text:s/></text:p>
      <text:p text:style-name="P6"><text:span text:style-name="T1"/></text:p>
      <text:p text:style-name="P3">Some child angels came rapidly flying in my direction, sweating and with shallow gasps. Two of them were blind and one had feathers protruding from their eyes.</text:p>
      <text:p text:style-name="P6"><text:span text:style-name="T1"/></text:p>
      <text:p text:style-name="P3">"Lady Margareth! We're so sorry to interrupt, but we've found some flowers that seem to be wilting! What do we do?!" </text:p>
      <text:p text:style-name="P6"><text:span text:style-name="T1"/></text:p>
      <text:p text:style-name="P3">"Calm down, children. Lead me there."</text:p>
      <text:p text:style-name="P6"><text:span text:style-name="T1"/></text:p>
      <text:p text:style-name="P3">I followed them as we passed through my vast garden of colorful flowers, bathed in celestial sunlight.</text:p>
      <text:p text:style-name="P6"><text:span text:style-name="T1"/></text:p>
      <text:p text:style-name="P3">They brought me to a place where a group of flowers were droopy with dried leaves. Examining them, crouched on the ground, I came to a quick conclusion.</text:p>
      <text:p text:style-name="P6"><text:span text:style-name="T1"/></text:p>
      <text:p text:style-name="P6"><text:span text:style-name="T1">"Seems like it's the soil's fault. It's nothing alarming." I pulled out a flower and showed them. "First, we need to trim these loose and dry stems then change this dead soil. We should be able to finish this without effort."</text:span></text:p>
      <text:p text:style-name="P6"><text:span text:style-name="T1"/></text:p>
      <text:p text:style-name="P3">We sat down on the ground, tweeking with the flowers. The angels were a little clumsy with the tools I arranged for them, but did a good job being careful with the petals. </text:p>
      <text:p text:style-name="P6"><text:span text:style-name="T1"/></text:p>
      <text:p text:style-name="P3">"By doing this, do we affect the soul that will be born from this flower, Lady Margareth?" The youngest angel asked, struggling with the scissors bigger than his tiny hands. </text:p>
      <text:p text:style-name="P6"><text:span text:style-name="T1"/></text:p>
      <text:p text:style-name="P3"><text:soft-page-break/>"Not at all. At least not these. They are still young flowers so the soul hasn't been formed yet. If we take care of them before they've grown into full flowers the way we're doing right now, nothing bad will happen and the soul will be born healthy. That's why we have to guard this garden every day." </text:p>
      <text:p text:style-name="P6"><text:span text:style-name="T1"/></text:p>
      <text:p text:style-name="P3">"We take turns in helping, but it must be tough for you, Lady Margareth, to look after this garden all by yourself." </text:p>
      <text:p text:style-name="P6"><text:span text:style-name="T1"/></text:p>
      <text:p text:style-name="P3">"Not at all. Looking after these flowers has been my duty ever since I remember…"</text:p>
      <text:p text:style-name="P6"><text:span text:style-name="T1"/></text:p>
      <text:p text:style-name="P3">Margareth, the goddess who guards the garden of paradise. Each flower that grows in the garden will give birth to a fresh new soul ready to be sent to Addamah and become a living being. As Margareth, it's my responsibility to ensure that every newborn soul is perfect and eliminate the defected ones. Every year, tons of souls are sent to rest in Gehenna (instead of reincarnated) and it is my job to replace them. Angels are also born in this garden. They are born from white flowers who have a special sparkle to them and their souls are opal white. Demons are born in Gehenna from corrupted souls who have been sent to rest.</text:p>
      <text:p text:style-name="P6"><text:span text:style-name="T1"/></text:p>
      <text:p text:style-name="P3">Because I have to be on constant watch, I'd say it's quite the lonely life for me. I don't get to spend much time with the other deities and the little angels that are sent here have to help me as part of their academy's curriculum. </text:p>
      <text:p text:style-name="P6"><text:span text:style-name="T1"/></text:p>
      <text:p text:style-name="P3">The curfew bell echoed across the skies and the angels soon retired to their residences.</text:p>
      <text:p text:style-name="P6"><text:span text:style-name="T1"/></text:p>
      <text:p text:style-name="P3">I was alone again.</text:p>
      <text:p text:style-name="P6"><text:span text:style-name="T1"/></text:p>
      <text:p text:style-name="P3">…</text:p>
      <text:p text:style-name="P6"><text:span text:style-name="T1"/></text:p>
      <text:p text:style-name="P3">Tears were building up in the corner of my eyes. I was struck with a spear of sadness which was usual for me. I ran to sit by the young lily flower buds as a way to comfort myself. The flowers were my only company. I cried for a while because of overflowing emotions. Too lonely, too painful, too heavy a burden. Today I had left a cracked soul escape my eyes and was scolded by the council of gods who had to capture it. It was a mistake and my fault. But it still hurts too much.</text:p>
      <text:p text:style-name="P6"><text:span text:style-name="T1"/></text:p>
      <text:p text:style-name="P3">"I don't get why it hurts at all…" I cried and let my tears fall down on the little flowers. "My chest stings and I can't do anything…! I just… Sometimes I just…wish I had a friend."</text:p>
      <text:p text:style-name="P6"><text:span text:style-name="T1"/></text:p>
      <text:p text:style-name="P3">My tears didn't stop flowing till I had fallen asleep on the ground.</text:p>
      <text:p text:style-name="P6"><text:soft-page-break/><text:span text:style-name="T1"/></text:p>
      <text:p text:style-name="P3">…</text:p>
      <text:p text:style-name="P6"><text:span text:style-name="T1"/></text:p>
      <text:p text:style-name="P3">I woke up to my hair being played with. Their fingers were running through my long hair strands and my head was resting on their lap. It was strange, but I didn't want this warmth to end.</text:p>
      <text:p text:style-name="P6"><text:span text:style-name="T1"/></text:p>
      <text:p text:style-name="P3">"...Who are you?" I got up and came across a naked, female humanoid being. Bright and vibrant orange eyes and hair with a hundred dark spots scattered all over her body. She was like an alive tiger lily. A gorgeous and mesmerizing creature.</text:p>
      <text:p text:style-name="P6"><text:span text:style-name="T1"/></text:p>
      <text:p text:style-name="P6"><text:span text:style-name="T1">"I don't know." A soothing voice, she pierced me with her gaze. "I found you sleeping with puffy eyes and you seemed hurt. Are you my creator?"</text:span></text:p>
      <text:p text:style-name="P6"><text:span text:style-name="T1"/></text:p>
      <text:p text:style-name="P3">I looked to the ground and the lilies had disappeared. Did they really grow into a creature overnight? What was the meaning of this? </text:p>
      <text:p text:style-name="P6"><text:span text:style-name="T1"/></text:p>
      <text:p text:style-name="P3">"...Perhaps I must be," I touched her face, "should I give you a name?"</text:p>
      <text:p text:style-name="P6"><text:span text:style-name="T1"/></text:p>
      <text:p text:style-name="P3">Born from the lily flower.</text:p>
      <text:p text:style-name="P6"><text:span text:style-name="T1"/></text:p>
      <text:p text:style-name="P3">"Lilith…" </text:p>
      <text:p text:style-name="P6"><text:span text:style-name="T1"/></text:p>
      <text:p text:style-name="P3">Her eyes opened wide, amused by the word she had just heard.</text:p>
      <text:p text:style-name="P6"><text:span text:style-name="T1"/></text:p>
      <text:p text:style-name="P3">"Lilith… I like Lilith…I am Lilith." </text:p>
      <text:p text:style-name="P6"><text:span text:style-name="T1"/></text:p>
      <text:p text:style-name="P3">Out of the blue, she pushed me down on the ground and brought her face within a few inches apart from mine.</text:p>
      <text:p text:style-name="P6"><text:span text:style-name="T1"/></text:p>
      <text:p text:style-name="P3">"My creator. You sang and talked to me many times. You took care of me. I also heard you cry many nights to sleep, without being able to comfort you…" She pressed our bodies together, staring straight into my eyes. "But now I can."</text:p>
      <text:p text:style-name="P6"><text:span text:style-name="T1"/></text:p>
      <text:p text:style-name="P3">She kissed my mouth and we tangled our tongues together. </text:p>
      <text:p text:style-name="P6"><text:soft-page-break/><text:span text:style-name="T1"/></text:p>
      <text:p text:style-name="P3">"My creator…you taste sweet and smell like flowers." My waist was being held by her delicate hands as she licked my skin. "...I want you to smell of me only."</text:p>
      <text:p text:style-name="P6"><text:span text:style-name="T1"/></text:p>
      <text:p text:style-name="P3">"...That's impossible- Mhm!" I bit my tongue. </text:p>
      <text:p text:style-name="P6"><text:span text:style-name="T1"/></text:p>
      <text:p text:style-name="P3">Noticing what happened, Lilith held my chin and pushed her tongue inside my mouth, sucking my tongue.</text:p>
      <text:p text:style-name="P6"><text:span text:style-name="T1"/></text:p>
      <text:p text:style-name="P3">"Gods don't bleed." I pulled myself away, breathless. <text:s/></text:p>
      <text:p text:style-name="P6"><text:span text:style-name="T1"/></text:p>
      <text:p text:style-name="P3">"But you feel pain." She licked her lips. "I don't want to see you hurt." </text:p>
      <text:p text:style-name="P6"><text:span text:style-name="T1"/></text:p>
      <text:p text:style-name="P3">Without giving me time to speak, she pushed herself onto me again.</text:p>
      <text:p text:style-name="P6"><text:span text:style-name="T1"/></text:p>
      <text:p text:style-name="P3">That day we melted ourselves into one in that spot of my garden, hidden from everyone. </text:p>
      <text:p text:style-name="P6"><text:span text:style-name="T1"/></text:p>
      <text:p text:style-name="P6"><text:span text:style-name="T1"/></text:p>
      <text:p text:style-name="P6"><text:span text:style-name="T1"/></text:p>
      <text:p text:style-name="P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family-generic="script"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0T20:28:02.654000000</meta:creation-date>
    <meta:editing-duration>PT7M47S</meta:editing-duration>
    <meta:editing-cycles>3</meta:editing-cycles>
    <meta:generator>LibreOffice/24.2.4.2$Windows_X86_64 LibreOffice_project/51a6219feb6075d9a4c46691dcfe0cd9c4fff3c2</meta:generator>
    <dc:title>WRITING</dc:title>
    <dc:date>2024-10-11T18:43:45.751000000</dc:date>
    <meta:document-statistic meta:table-count="0" meta:image-count="0" meta:object-count="0" meta:page-count="57" meta:paragraph-count="683" meta:word-count="16247" meta:character-count="86099" meta:non-whitespace-character-count="70209"/>
    <meta:template xlink:type="simple" xlink:actuate="onRequest" xlink:title="WRITING" xlink:href="../../../Users/hiram/AppData/Roaming/LibreOffice/4/user/template/WRITING.ott" meta:date="2024-07-10T20:28:01.776000000"/>
  </office:meta>
</office:document-meta>
</file>